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fo:background-color="#ff8000"/>
    </style:style>
    <style:style style:name="P2" style:family="paragraph" style:parent-style-name="Preformatted_20_Text">
      <style:text-properties officeooo:paragraph-rsid="001d4426" fo:background-color="#800080"/>
    </style:style>
    <style:style style:name="P3" style:family="paragraph" style:parent-style-name="Preformatted_20_Text">
      <style:text-properties officeooo:rsid="00a9ab3a" officeooo:paragraph-rsid="00a9ab3a"/>
    </style:style>
    <style:style style:name="P4" style:family="paragraph" style:parent-style-name="Preformatted_20_Text">
      <style:text-properties fo:font-size="6pt" officeooo:rsid="00a9ab3a" officeooo:paragraph-rsid="00a9ab3a" style:font-size-asian="6pt" style:font-size-complex="6pt"/>
    </style:style>
    <style:style style:name="P5" style:family="paragraph" style:parent-style-name="Preformatted_20_Text">
      <style:text-properties officeooo:paragraph-rsid="00abf43e"/>
    </style:style>
    <style:style style:name="P6" style:family="paragraph" style:parent-style-name="Standard">
      <style:text-properties fo:font-size="8pt" fo:background-color="#729fcf" style:font-size-asian="8pt" style:font-size-complex="8pt"/>
    </style:style>
    <style:style style:name="P7" style:family="paragraph" style:parent-style-name="Standard">
      <style:text-properties fo:font-size="8pt" officeooo:paragraph-rsid="002f2a09" fo:background-color="#800080" style:font-size-asian="8pt" style:font-size-complex="8pt"/>
    </style:style>
    <style:style style:name="P8" style:family="paragraph" style:parent-style-name="Standard">
      <style:text-properties fo:font-size="8pt" fo:background-color="#800080" style:font-size-asian="8pt" style:font-size-complex="8pt"/>
    </style:style>
    <style:style style:name="P9" style:family="paragraph" style:parent-style-name="Standard">
      <style:text-properties fo:font-size="8pt" officeooo:rsid="0050d5f2" officeooo:paragraph-rsid="0050d5f2" fo:background-color="#800080" style:font-size-asian="8pt" style:font-size-complex="8pt"/>
    </style:style>
    <style:style style:name="P10" style:family="paragraph" style:parent-style-name="Standard">
      <style:text-properties fo:background-color="#ffdbb6"/>
    </style:style>
    <style:style style:name="P11" style:family="paragraph" style:parent-style-name="Standard">
      <style:text-properties officeooo:paragraph-rsid="00433f1f" fo:background-color="#ffdbb6"/>
    </style:style>
    <style:style style:name="P12" style:family="paragraph" style:parent-style-name="Standard">
      <style:text-properties officeooo:paragraph-rsid="009e3fbc" fo:background-color="#ffdbb6"/>
    </style:style>
    <style:style style:name="P13" style:family="paragraph" style:parent-style-name="Standard">
      <style:text-properties fo:background-color="#dee6ef"/>
    </style:style>
    <style:style style:name="P14" style:family="paragraph" style:parent-style-name="Standard">
      <style:text-properties fo:background-color="#dedce6"/>
    </style:style>
    <style:style style:name="P15" style:family="paragraph" style:parent-style-name="Standard">
      <style:text-properties fo:background-color="#e0c2cd"/>
    </style:style>
    <style:style style:name="P16" style:family="paragraph" style:parent-style-name="Standard">
      <style:text-properties officeooo:paragraph-rsid="002f2a09" fo:background-color="#e0c2cd"/>
    </style:style>
    <style:style style:name="P17" style:family="paragraph" style:parent-style-name="Standard">
      <style:text-properties officeooo:paragraph-rsid="00300a82" fo:background-color="#e0c2cd"/>
    </style:style>
    <style:style style:name="P18" style:family="paragraph" style:parent-style-name="Standard">
      <style:text-properties officeooo:paragraph-rsid="00312e68" fo:background-color="#e0c2cd"/>
    </style:style>
    <style:style style:name="P19" style:family="paragraph" style:parent-style-name="Standard">
      <style:text-properties fo:background-color="#f7d1d5"/>
    </style:style>
    <style:style style:name="P20" style:family="paragraph" style:parent-style-name="Standard">
      <style:text-properties fo:background-color="#ffd7d7"/>
    </style:style>
    <style:style style:name="P21" style:family="paragraph" style:parent-style-name="Standard">
      <style:text-properties officeooo:paragraph-rsid="00378de9" fo:background-color="#ffd7d7"/>
    </style:style>
    <style:style style:name="P22" style:family="paragraph" style:parent-style-name="Standard">
      <style:text-properties fo:background-color="#ffd8ce"/>
    </style:style>
    <style:style style:name="P23" style:family="paragraph" style:parent-style-name="Standard">
      <style:text-properties officeooo:paragraph-rsid="003deb20" fo:background-color="#ffd8ce"/>
    </style:style>
    <style:style style:name="P24" style:family="paragraph" style:parent-style-name="Standard">
      <style:text-properties officeooo:paragraph-rsid="003f457c" fo:background-color="#ffd8ce"/>
    </style:style>
    <style:style style:name="P25" style:family="paragraph" style:parent-style-name="Standard">
      <style:text-properties fo:background-color="#fff5ce"/>
    </style:style>
    <style:style style:name="P26" style:family="paragraph" style:parent-style-name="Standard">
      <style:text-properties officeooo:paragraph-rsid="0047288e" fo:background-color="#fff5ce"/>
    </style:style>
    <style:style style:name="P27" style:family="paragraph" style:parent-style-name="Standard">
      <style:text-properties officeooo:paragraph-rsid="0057b490" fo:background-color="#fff5ce"/>
    </style:style>
    <style:style style:name="P28" style:family="paragraph" style:parent-style-name="Standard">
      <style:text-properties fo:background-color="#ffffd7"/>
    </style:style>
    <style:style style:name="P29" style:family="paragraph" style:parent-style-name="Standard">
      <style:text-properties officeooo:paragraph-rsid="00494ce0" fo:background-color="#ffffd7"/>
    </style:style>
    <style:style style:name="P30" style:family="paragraph" style:parent-style-name="Standard">
      <style:text-properties fo:background-color="#ffa6a6"/>
    </style:style>
    <style:style style:name="P31" style:family="paragraph" style:parent-style-name="Standard">
      <style:text-properties fo:background-color="#800080"/>
    </style:style>
    <style:style style:name="P32" style:family="paragraph" style:parent-style-name="Standard">
      <style:text-properties fo:font-style="italic" fo:background-color="#e0c2cd" style:font-style-asian="italic" style:font-style-complex="italic"/>
    </style:style>
    <style:style style:name="P33" style:family="paragraph" style:parent-style-name="Standard">
      <style:text-properties fo:font-style="italic" style:font-style-asian="italic" style:font-style-complex="italic"/>
    </style:style>
    <style:style style:name="P34" style:family="paragraph" style:parent-style-name="Standard">
      <style:text-properties fo:font-style="italic" fo:background-color="#ffffd7" style:font-style-asian="italic" style:font-style-complex="italic"/>
    </style:style>
    <style:style style:name="P35" style:family="paragraph" style:parent-style-name="Standard">
      <style:text-properties fo:font-style="italic" officeooo:paragraph-rsid="00a948b5" fo:background-color="#ffffd7" style:font-style-asian="italic" style:font-style-complex="italic"/>
    </style:style>
    <style:style style:name="P36" style:family="paragraph" style:parent-style-name="Standard">
      <style:text-properties fo:font-style="italic" fo:background-color="#fff5ce" style:font-style-asian="italic" style:font-style-complex="italic"/>
    </style:style>
    <style:style style:name="P37" style:family="paragraph" style:parent-style-name="Standard">
      <style:text-properties fo:font-style="italic" officeooo:paragraph-rsid="00a20f08" fo:background-color="#fff5ce" style:font-style-asian="italic" style:font-style-complex="italic"/>
    </style:style>
    <style:style style:name="P38" style:family="paragraph" style:parent-style-name="Standard">
      <style:text-properties fo:font-style="italic" fo:background-color="#dde8cb" style:font-style-asian="italic" style:font-style-complex="italic"/>
    </style:style>
    <style:style style:name="P39" style:family="paragraph" style:parent-style-name="Standard">
      <style:text-properties fo:font-style="italic" fo:background-color="#dee7e5" style:font-style-asian="italic" style:font-style-complex="italic"/>
    </style:style>
    <style:style style:name="P40" style:family="paragraph" style:parent-style-name="Standard">
      <style:text-properties fo:font-style="italic" fo:background-color="#ffd7d7" style:font-style-asian="italic" style:font-style-complex="italic"/>
    </style:style>
    <style:style style:name="P41" style:family="paragraph" style:parent-style-name="Standard">
      <style:text-properties fo:font-style="italic" fo:background-color="#b2b2b2" style:font-style-asian="italic" style:font-style-complex="italic"/>
    </style:style>
    <style:style style:name="P42" style:family="paragraph" style:parent-style-name="Standard">
      <style:text-properties fo:font-size="10pt" fo:background-color="#b2b2b2" style:font-size-asian="10pt" style:font-size-complex="10pt"/>
    </style:style>
    <style:style style:name="P43" style:family="paragraph" style:parent-style-name="Standard">
      <loext:graphic-properties draw:fill-gradient-name="gradient" draw:fill-hatch-name="hatch"/>
      <style:paragraph-properties fo:margin-top="0cm" fo:margin-bottom="0cm" style:contextual-spacing="false"/>
    </style:style>
    <style:style style:name="P44" style:family="paragraph" style:parent-style-name="Standard">
      <style:text-properties fo:font-style="normal" fo:background-color="#ffffd7" style:font-style-asian="normal" style:font-style-complex="normal"/>
    </style:style>
    <style:style style:name="P45" style:family="paragraph" style:parent-style-name="Standard">
      <style:text-properties fo:font-style="normal" fo:background-color="#f7d1d5" style:font-style-asian="normal" style:font-style-complex="normal"/>
    </style:style>
    <style:style style:name="P46" style:family="paragraph" style:parent-style-name="Standard">
      <style:text-properties fo:font-style="normal" officeooo:paragraph-rsid="009f9f3d" fo:background-color="#f7d1d5" style:font-style-asian="normal" style:font-style-complex="normal"/>
    </style:style>
    <style:style style:name="P47" style:family="paragraph" style:parent-style-name="Standard">
      <style:text-properties fo:background-color="#dee7e5"/>
    </style:style>
    <style:style style:name="P48" style:family="paragraph" style:parent-style-name="Standard">
      <style:text-properties officeooo:paragraph-rsid="006c4c48" fo:background-color="#dee7e5"/>
    </style:style>
    <style:style style:name="P49" style:family="paragraph" style:parent-style-name="Standard">
      <style:text-properties officeooo:paragraph-rsid="006ddc7c" fo:background-color="#dee7e5"/>
    </style:style>
    <style:style style:name="P50" style:family="paragraph" style:parent-style-name="Standard">
      <style:text-properties officeooo:paragraph-rsid="00744f33" fo:background-color="#dee7e5"/>
    </style:style>
    <style:style style:name="P51" style:family="paragraph" style:parent-style-name="Standard">
      <style:text-properties fo:background-color="#dde8cb"/>
    </style:style>
    <style:style style:name="P52" style:family="paragraph" style:parent-style-name="Standard">
      <style:text-properties officeooo:paragraph-rsid="0057b490" fo:background-color="#dde8cb"/>
    </style:style>
    <style:style style:name="P53" style:family="paragraph" style:parent-style-name="Standard">
      <style:text-properties fo:background-color="#ffb66c"/>
    </style:style>
    <style:style style:name="P54" style:family="paragraph" style:parent-style-name="Standard">
      <style:text-properties officeooo:paragraph-rsid="0084ed75" fo:background-color="#ffb66c"/>
    </style:style>
    <style:style style:name="P55" style:family="paragraph" style:parent-style-name="Standard">
      <style:text-properties officeooo:paragraph-rsid="008aa28d"/>
    </style:style>
    <style:style style:name="P56" style:family="paragraph" style:parent-style-name="Standard">
      <style:text-properties officeooo:paragraph-rsid="008d0dd6"/>
    </style:style>
    <style:style style:name="P57" style:family="paragraph" style:parent-style-name="Standard">
      <style:text-properties fo:background-color="#ff8000"/>
    </style:style>
    <style:style style:name="P58" style:family="paragraph" style:parent-style-name="Standard">
      <style:text-properties fo:color="#ffff00" loext:opacity="100%" fo:background-color="#2a6099"/>
    </style:style>
    <style:style style:name="P59" style:family="paragraph" style:parent-style-name="Standard">
      <style:text-properties fo:background-color="#b2b2b2"/>
    </style:style>
    <style:style style:name="P60" style:family="paragraph" style:parent-style-name="Standard">
      <style:text-properties officeooo:paragraph-rsid="0068a226" fo:background-color="#b2b2b2"/>
    </style:style>
    <style:style style:name="P61" style:family="paragraph" style:parent-style-name="Standard">
      <style:text-properties fo:font-weight="bold" fo:background-color="#1c1c1c" style:font-weight-asian="bold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75e46" style:font-size-asian="8pt" style:font-size-complex="8pt"/>
    </style:style>
    <style:style style:name="T3" style:family="text">
      <style:text-properties fo:font-size="8pt" officeooo:rsid="00643be1" style:font-size-asian="8pt" style:font-size-complex="8pt"/>
    </style:style>
    <style:style style:name="T4" style:family="text">
      <style:text-properties fo:font-size="8pt" officeooo:rsid="00674e0f" style:font-size-asian="8pt" style:font-size-complex="8pt"/>
    </style:style>
    <style:style style:name="T5" style:family="text">
      <style:text-properties fo:font-size="8pt" officeooo:rsid="00abf43e" style:font-size-asian="8pt" style:font-size-complex="8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fo:background-color="#ffff00" loext:char-shading-value="0" style:font-size-asian="8pt" style:font-size-complex="8pt"/>
    </style:style>
    <style:style style:name="T8" style:family="text">
      <style:text-properties fo:font-size="8pt" officeooo:rsid="00a948b5" fo:background-color="#ffff00" loext:char-shading-value="0" style:font-size-asian="8pt" style:font-size-complex="8pt"/>
    </style:style>
    <style:style style:name="T9" style:family="text">
      <style:text-properties fo:font-size="8pt" fo:background-color="#729fcf" loext:char-shading-value="0" style:font-size-asian="8pt" style:font-size-complex="8pt"/>
    </style:style>
    <style:style style:name="T10" style:family="text">
      <style:text-properties fo:font-size="8pt" officeooo:rsid="002e2b9b" fo:background-color="#729fcf" loext:char-shading-value="0" style:font-size-asian="8pt" style:font-size-complex="8pt"/>
    </style:style>
    <style:style style:name="T11" style:family="text">
      <style:text-properties fo:font-size="8pt" fo:background-color="#800080" loext:char-shading-value="0" style:font-size-asian="8pt" style:font-size-complex="8pt"/>
    </style:style>
    <style:style style:name="T12" style:family="text">
      <style:text-properties fo:font-size="8pt" officeooo:rsid="002f2a09" fo:background-color="#800080" loext:char-shading-value="0" style:font-size-asian="8pt" style:font-size-complex="8pt"/>
    </style:style>
    <style:style style:name="T13" style:family="text">
      <style:text-properties fo:font-size="8pt" officeooo:rsid="00300a82" fo:background-color="#800080" loext:char-shading-value="0" style:font-size-asian="8pt" style:font-size-complex="8pt"/>
    </style:style>
    <style:style style:name="T14" style:family="text">
      <style:text-properties fo:font-size="8pt" officeooo:rsid="0030478b" fo:background-color="#800080" loext:char-shading-value="0" style:font-size-asian="8pt" style:font-size-complex="8pt"/>
    </style:style>
    <style:style style:name="T15" style:family="text">
      <style:text-properties fo:font-size="8pt" officeooo:rsid="00312e68" fo:background-color="#800080" loext:char-shading-value="0" style:font-size-asian="8pt" style:font-size-complex="8pt"/>
    </style:style>
    <style:style style:name="T16" style:family="text">
      <style:text-properties fo:font-size="8pt" fo:background-color="#800080" loext:char-shading-value="0" style:font-size-asian="8pt" style:font-size-complex="8pt"/>
    </style:style>
    <style:style style:name="T17" style:family="text">
      <style:text-properties fo:font-size="8pt" officeooo:rsid="0034b93c" fo:background-color="#800080" loext:char-shading-value="0" style:font-size-asian="8pt" style:font-size-complex="8pt"/>
    </style:style>
    <style:style style:name="T18" style:family="text">
      <style:text-properties fo:font-size="8pt" officeooo:rsid="0035d14b" fo:background-color="#800080" loext:char-shading-value="0" style:font-size-asian="8pt" style:font-size-complex="8pt"/>
    </style:style>
    <style:style style:name="T19" style:family="text">
      <style:text-properties fo:font-size="8pt" officeooo:rsid="00378de9" fo:background-color="#800080" loext:char-shading-value="0" style:font-size-asian="8pt" style:font-size-complex="8pt"/>
    </style:style>
    <style:style style:name="T20" style:family="text">
      <style:text-properties fo:font-size="8pt" officeooo:rsid="003f457c" fo:background-color="#800080" loext:char-shading-value="0" style:font-size-asian="8pt" style:font-size-complex="8pt"/>
    </style:style>
    <style:style style:name="T21" style:family="text">
      <style:text-properties fo:font-size="8pt" officeooo:rsid="003fc7a5" fo:background-color="#800080" loext:char-shading-value="0" style:font-size-asian="8pt" style:font-size-complex="8pt"/>
    </style:style>
    <style:style style:name="T22" style:family="text">
      <style:text-properties fo:font-size="8pt" officeooo:rsid="00409a2d" fo:background-color="#800080" loext:char-shading-value="0" style:font-size-asian="8pt" style:font-size-complex="8pt"/>
    </style:style>
    <style:style style:name="T23" style:family="text">
      <style:text-properties fo:font-size="8pt" officeooo:rsid="0042ebba" fo:background-color="#800080" loext:char-shading-value="0" style:font-size-asian="8pt" style:font-size-complex="8pt"/>
    </style:style>
    <style:style style:name="T24" style:family="text">
      <style:text-properties fo:font-size="8pt" officeooo:rsid="0045221d" fo:background-color="#800080" loext:char-shading-value="0" style:font-size-asian="8pt" style:font-size-complex="8pt"/>
    </style:style>
    <style:style style:name="T25" style:family="text">
      <style:text-properties fo:font-size="8pt" officeooo:rsid="0047288e" fo:background-color="#800080" loext:char-shading-value="0" style:font-size-asian="8pt" style:font-size-complex="8pt"/>
    </style:style>
    <style:style style:name="T26" style:family="text">
      <style:text-properties fo:font-size="8pt" officeooo:rsid="004b07ce" fo:background-color="#800080" loext:char-shading-value="0" style:font-size-asian="8pt" style:font-size-complex="8pt"/>
    </style:style>
    <style:style style:name="T27" style:family="text">
      <style:text-properties fo:font-size="8pt" officeooo:rsid="00564267" fo:background-color="#800080" loext:char-shading-value="0" style:font-size-asian="8pt" style:font-size-complex="8pt"/>
    </style:style>
    <style:style style:name="T28" style:family="text">
      <style:text-properties fo:font-size="8pt" officeooo:rsid="006ddc7c" fo:background-color="#800080" loext:char-shading-value="0" style:font-size-asian="8pt" style:font-size-complex="8pt"/>
    </style:style>
    <style:style style:name="T29" style:family="text">
      <style:text-properties fo:font-size="8pt" officeooo:rsid="008aa28d" fo:background-color="#800080" loext:char-shading-value="0" style:font-size-asian="8pt" style:font-size-complex="8pt"/>
    </style:style>
    <style:style style:name="T30" style:family="text">
      <style:text-properties fo:font-size="8pt" fo:background-color="#ffd7d7" loext:char-shading-value="0" style:font-size-asian="8pt" style:font-size-complex="8pt"/>
    </style:style>
    <style:style style:name="T31" style:family="text">
      <style:text-properties fo:font-size="8pt" fo:background-color="#ff8000" loext:char-shading-value="0" style:font-size-asian="8pt" style:font-size-complex="8pt"/>
    </style:style>
    <style:style style:name="T32" style:family="text">
      <style:text-properties fo:font-size="8pt" officeooo:rsid="003a61ac" fo:background-color="#ff8000" loext:char-shading-value="0" style:font-size-asian="8pt" style:font-size-complex="8pt"/>
    </style:style>
    <style:style style:name="T33" style:family="text">
      <style:text-properties fo:font-size="8pt" officeooo:rsid="004ed012" fo:background-color="#ff8000" loext:char-shading-value="0" style:font-size-asian="8pt" style:font-size-complex="8pt"/>
    </style:style>
    <style:style style:name="T34" style:family="text">
      <style:text-properties fo:font-size="8pt" officeooo:rsid="0057b490" fo:background-color="#ff8000" loext:char-shading-value="0" style:font-size-asian="8pt" style:font-size-complex="8pt"/>
    </style:style>
    <style:style style:name="T35" style:family="text">
      <style:text-properties fo:font-size="8pt" officeooo:rsid="005af861" fo:background-color="#ff8000" loext:char-shading-value="0" style:font-size-asian="8pt" style:font-size-complex="8pt"/>
    </style:style>
    <style:style style:name="T36" style:family="text">
      <style:text-properties fo:font-size="8pt" officeooo:rsid="006bf497" fo:background-color="#ff8000" loext:char-shading-value="0" style:font-size-asian="8pt" style:font-size-complex="8pt"/>
    </style:style>
    <style:style style:name="T37" style:family="text">
      <style:text-properties fo:font-size="8pt" fo:font-style="italic" fo:background-color="#ff8000" loext:char-shading-value="0" style:font-size-asian="8pt" style:font-style-asian="italic" style:font-size-complex="8pt" style:font-style-complex="italic"/>
    </style:style>
    <style:style style:name="T38" style:family="text">
      <style:text-properties fo:font-size="8pt" fo:font-style="italic" officeooo:rsid="003c9e56" fo:background-color="#ff8000" loext:char-shading-value="0" style:font-size-asian="8pt" style:font-style-asian="italic" style:font-size-complex="8pt" style:font-style-complex="italic"/>
    </style:style>
    <style:style style:name="T39" style:family="text">
      <style:text-properties fo:font-size="8pt" fo:font-style="italic" officeooo:rsid="003deb20" fo:background-color="#ff8000" loext:char-shading-value="0" style:font-size-asian="8pt" style:font-style-asian="italic" style:font-size-complex="8pt" style:font-style-complex="italic"/>
    </style:style>
    <style:style style:name="T40" style:family="text">
      <style:text-properties fo:font-size="8pt" fo:font-style="italic" fo:background-color="#ffff00" loext:char-shading-value="0" style:font-size-asian="8pt" style:font-style-asian="italic" style:font-size-complex="8pt" style:font-style-complex="italic"/>
    </style:style>
    <style:style style:name="T41" style:family="text">
      <style:text-properties fo:font-size="8pt" fo:font-style="italic" officeooo:rsid="00a948b5" fo:background-color="#ffff00" loext:char-shading-value="0" style:font-size-asian="8pt" style:font-style-asian="italic" style:font-size-complex="8pt" style:font-style-complex="italic"/>
    </style:style>
    <style:style style:name="T42" style:family="text">
      <style:text-properties fo:font-size="8pt" fo:background-color="#ffbf00" loext:char-shading-value="0" style:font-size-asian="8pt" style:font-size-complex="8pt"/>
    </style:style>
    <style:style style:name="T43" style:family="text">
      <style:text-properties fo:font-size="8pt" officeooo:rsid="004b07ce" fo:background-color="#ffbf00" loext:char-shading-value="0" style:font-size-asian="8pt" style:font-size-complex="8pt"/>
    </style:style>
    <style:style style:name="T44" style:family="text">
      <style:text-properties fo:font-size="8pt" officeooo:rsid="00727446" fo:background-color="#ffbf00" loext:char-shading-value="0" style:font-size-asian="8pt" style:font-size-complex="8pt"/>
    </style:style>
    <style:style style:name="T45" style:family="text">
      <style:text-properties fo:font-size="8pt" officeooo:rsid="0075daa1" fo:background-color="#ffbf00" loext:char-shading-value="0" style:font-size-asian="8pt" style:font-size-complex="8pt"/>
    </style:style>
    <style:style style:name="T46" style:family="text">
      <style:text-properties fo:font-size="8pt" officeooo:rsid="002e2b9b" fo:background-color="#ffbf00" loext:char-shading-value="0" style:font-size-asian="8pt" style:font-size-complex="8pt"/>
    </style:style>
    <style:style style:name="T47" style:family="text">
      <style:text-properties fo:font-size="8pt" officeooo:rsid="00914a68" fo:background-color="#ffbf00" loext:char-shading-value="0" style:font-size-asian="8pt" style:font-size-complex="8pt"/>
    </style:style>
    <style:style style:name="T48" style:family="text">
      <style:text-properties fo:font-size="8pt" officeooo:rsid="0092e934" fo:background-color="#ffbf00" loext:char-shading-value="0" style:font-size-asian="8pt" style:font-size-complex="8pt"/>
    </style:style>
    <style:style style:name="T49" style:family="text">
      <style:text-properties fo:font-size="8pt" officeooo:rsid="00988583" fo:background-color="#ffbf00" loext:char-shading-value="0" style:font-size-asian="8pt" style:font-size-complex="8pt"/>
    </style:style>
    <style:style style:name="T50" style:family="text">
      <style:text-properties fo:font-size="8pt" officeooo:rsid="0045f7b1" fo:background-color="#ffbf00" loext:char-shading-value="0" style:font-size-asian="8pt" style:font-size-complex="8pt"/>
    </style:style>
    <style:style style:name="T51" style:family="text">
      <style:text-properties fo:font-size="8pt" officeooo:rsid="009e3fbc" fo:background-color="#ffbf00" loext:char-shading-value="0" style:font-size-asian="8pt" style:font-size-complex="8pt"/>
    </style:style>
    <style:style style:name="T52" style:family="text">
      <style:text-properties fo:font-size="8pt" officeooo:rsid="009f9f3d" fo:background-color="#ffbf00" loext:char-shading-value="0" style:font-size-asian="8pt" style:font-size-complex="8pt"/>
    </style:style>
    <style:style style:name="T53" style:family="text">
      <style:text-properties fo:font-size="8pt" fo:font-style="normal" fo:background-color="#ff8000" loext:char-shading-value="0" style:font-size-asian="8pt" style:font-style-asian="normal" style:font-size-complex="8pt" style:font-style-complex="normal"/>
    </style:style>
    <style:style style:name="T54" style:family="text">
      <style:text-properties fo:font-size="8pt" fo:font-style="normal" officeooo:rsid="004c7e51" fo:background-color="#ff8000" loext:char-shading-value="0" style:font-size-asian="8pt" style:font-style-asian="normal" style:font-size-complex="8pt" style:font-style-complex="normal"/>
    </style:style>
    <style:style style:name="T55" style:family="text">
      <style:text-properties fo:font-size="8pt" fo:font-style="normal" officeooo:rsid="009b9193" fo:background-color="#ff8000" loext:char-shading-value="0" style:font-size-asian="8pt" style:font-style-asian="normal" style:font-size-complex="8pt" style:font-style-complex="normal"/>
    </style:style>
    <style:style style:name="T56" style:family="text">
      <style:text-properties fo:font-size="8pt" fo:font-style="normal" officeooo:rsid="001d8af0" fo:background-color="#ff6d6d" loext:char-shading-value="0" style:font-size-asian="8pt" style:font-style-asian="normal" style:font-size-complex="8pt" style:font-style-complex="normal"/>
    </style:style>
    <style:style style:name="T57" style:family="text">
      <style:text-properties fo:background-color="#ffdbb6" loext:char-shading-value="0"/>
    </style:style>
    <style:style style:name="T58" style:family="text">
      <style:text-properties fo:background-color="#ffff00" loext:char-shading-value="0"/>
    </style:style>
    <style:style style:name="T59" style:family="text">
      <style:text-properties officeooo:rsid="00a948b5" fo:background-color="#ffff00" loext:char-shading-value="0"/>
    </style:style>
    <style:style style:name="T60" style:family="text">
      <style:text-properties fo:background-color="transparent" loext:char-shading-value="0"/>
    </style:style>
    <style:style style:name="T61" style:family="text">
      <style:text-properties officeooo:rsid="002f2a09"/>
    </style:style>
    <style:style style:name="T62" style:family="text">
      <style:text-properties fo:background-color="#800080" loext:char-shading-value="0"/>
    </style:style>
    <style:style style:name="T63" style:family="text">
      <style:text-properties officeooo:rsid="0083eba6" fo:background-color="#800080" loext:char-shading-value="0"/>
    </style:style>
    <style:style style:name="T64" style:family="text">
      <style:text-properties fo:background-color="#a1467e" loext:char-shading-value="0"/>
    </style:style>
    <style:style style:name="T65" style:family="text">
      <style:text-properties officeooo:rsid="0034b267" fo:background-color="#a1467e" loext:char-shading-value="0"/>
    </style:style>
    <style:style style:name="T66" style:family="text">
      <style:text-properties fo:font-size="10pt" fo:background-color="#b2b2b2" loext:char-shading-value="0" style:font-size-asian="10pt" style:font-size-complex="10pt"/>
    </style:style>
    <style:style style:name="T67" style:family="text">
      <style:text-properties fo:font-size="10pt" fo:background-color="#ff8000" loext:char-shading-value="0" style:font-size-asian="10pt" style:font-size-complex="10pt"/>
    </style:style>
    <style:style style:name="T68" style:family="text">
      <style:text-properties fo:font-size="10pt" officeooo:rsid="0034b93c" fo:background-color="#ff8000" loext:char-shading-value="0" style:font-size-asian="10pt" style:font-size-complex="10pt"/>
    </style:style>
    <style:style style:name="T69" style:family="text">
      <style:text-properties fo:background-color="#b2b2b2" loext:char-shading-value="0"/>
    </style:style>
    <style:style style:name="T70" style:family="text">
      <style:text-properties fo:background-color="#ffd7d7" loext:char-shading-value="0"/>
    </style:style>
    <style:style style:name="T71" style:family="text">
      <style:text-properties fo:background-color="#ff8000" loext:char-shading-value="0"/>
    </style:style>
    <style:style style:name="T72" style:family="text">
      <style:text-properties officeooo:rsid="005b9fc8" fo:background-color="#ff8000" loext:char-shading-value="0"/>
    </style:style>
    <style:style style:name="T73" style:family="text">
      <style:text-properties fo:background-color="#ff8000" loext:char-shading-value="0"/>
    </style:style>
    <style:style style:name="T74" style:family="text">
      <style:text-properties officeooo:rsid="0079f8eb" fo:background-color="#ff8000" loext:char-shading-value="0"/>
    </style:style>
    <style:style style:name="T75" style:family="text">
      <style:text-properties officeooo:rsid="002c74cb" fo:background-color="#ff8000" loext:char-shading-value="0"/>
    </style:style>
    <style:style style:name="T76" style:family="text">
      <style:text-properties officeooo:rsid="00a19584" fo:background-color="#ff8000" loext:char-shading-value="0"/>
    </style:style>
    <style:style style:name="T77" style:family="text">
      <style:text-properties officeooo:rsid="00a54eea" fo:background-color="#ff8000" loext:char-shading-value="0"/>
    </style:style>
    <style:style style:name="T78" style:family="text">
      <style:text-properties officeooo:rsid="00a6730e" fo:background-color="#ff8000" loext:char-shading-value="0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officeooo:rsid="00a7e4bd" style:font-style-asian="italic" style:font-style-complex="italic"/>
    </style:style>
    <style:style style:name="T81" style:family="text">
      <style:text-properties fo:font-style="italic" officeooo:rsid="00a948b5" style:font-style-asian="italic" style:font-style-complex="italic"/>
    </style:style>
    <style:style style:name="T82" style:family="text">
      <style:text-properties fo:font-style="italic" fo:background-color="#ffbf00" loext:char-shading-value="0" style:font-style-asian="italic" style:font-style-complex="italic"/>
    </style:style>
    <style:style style:name="T83" style:family="text">
      <style:text-properties fo:font-style="italic" officeooo:rsid="007cb731" fo:background-color="#ffbf00" loext:char-shading-value="0" style:font-style-asian="italic" style:font-style-complex="italic"/>
    </style:style>
    <style:style style:name="T84" style:family="text">
      <style:text-properties fo:font-style="italic" officeooo:rsid="00a7e4bd" fo:background-color="#ffbf00" loext:char-shading-value="0" style:font-style-asian="italic" style:font-style-complex="italic"/>
    </style:style>
    <style:style style:name="T85" style:family="text">
      <style:text-properties fo:font-style="italic" fo:background-color="#ffff00" loext:char-shading-value="0" style:font-style-asian="italic" style:font-style-complex="italic"/>
    </style:style>
    <style:style style:name="T86" style:family="text">
      <style:text-properties fo:font-style="italic" officeooo:rsid="00a948b5" fo:background-color="#ffff00" loext:char-shading-value="0" style:font-style-asian="italic" style:font-style-complex="italic"/>
    </style:style>
    <style:style style:name="T87" style:family="text">
      <style:text-properties fo:background-color="#ffffd7" loext:char-shading-value="0"/>
    </style:style>
    <style:style style:name="T88" style:family="text">
      <style:text-properties fo:background-color="#ffbf00" loext:char-shading-value="0"/>
    </style:style>
    <style:style style:name="T89" style:family="text">
      <style:text-properties officeooo:rsid="006ddc7c" fo:background-color="#ffbf00" loext:char-shading-value="0"/>
    </style:style>
    <style:style style:name="T90" style:family="text">
      <style:text-properties officeooo:rsid="007bfb4b" fo:background-color="#ffbf00" loext:char-shading-value="0"/>
    </style:style>
    <style:style style:name="T91" style:family="text">
      <style:text-properties officeooo:rsid="007e8a35" fo:background-color="#ffbf00" loext:char-shading-value="0"/>
    </style:style>
    <style:style style:name="T92" style:family="text">
      <style:text-properties fo:background-color="#ffbf00" loext:char-shading-value="0"/>
    </style:style>
    <style:style style:name="T93" style:family="text">
      <style:text-properties officeooo:rsid="00817f4e" fo:background-color="#ffbf00" loext:char-shading-value="0"/>
    </style:style>
    <style:style style:name="T94" style:family="text">
      <style:text-properties officeooo:rsid="00886eaa" fo:background-color="#ffbf00" loext:char-shading-value="0"/>
    </style:style>
    <style:style style:name="T95" style:family="text">
      <style:text-properties fo:font-style="normal" style:font-style-asian="normal" style:font-style-complex="normal"/>
    </style:style>
    <style:style style:name="T96" style:family="text">
      <style:text-properties fo:color="#55308d" loext:opacity="100%" fo:font-size="8pt" fo:font-weight="bold" style:font-size-asian="8pt" style:font-weight-asian="bold" style:font-size-complex="8pt" style:font-weight-complex="bold"/>
    </style:style>
    <style:style style:name="T97" style:family="text">
      <style:text-properties style:use-window-font-color="true" loext:opacity="0%" fo:font-size="8pt" fo:background-color="#800080" loext:char-shading-value="0" style:font-size-asian="8pt" style:font-size-complex="8pt"/>
    </style:style>
    <style:style style:name="T98" style:family="text">
      <style:text-properties style:use-window-font-color="true" loext:opacity="0%" fo:font-size="8pt" fo:background-color="#ffff00" loext:char-shading-value="0" style:font-size-asian="8pt" style:font-size-complex="8pt"/>
    </style:style>
    <style:style style:name="T99" style:family="text">
      <style:text-properties style:use-window-font-color="true" loext:opacity="0%" fo:font-size="8pt" style:font-size-asian="8pt" style:font-size-complex="8pt"/>
    </style:style>
    <style:style style:name="T100" style:family="text">
      <style:text-properties officeooo:rsid="005ddb67"/>
    </style:style>
    <style:style style:name="T101" style:family="text">
      <style:text-properties officeooo:rsid="005ea2fc"/>
    </style:style>
    <style:style style:name="T102" style:family="text">
      <style:text-properties officeooo:rsid="006091a6"/>
    </style:style>
    <style:style style:name="T103" style:family="text">
      <style:text-properties officeooo:rsid="00612e7a"/>
    </style:style>
    <style:style style:name="T104" style:family="text">
      <style:text-properties officeooo:rsid="00674e0f"/>
    </style:style>
    <style:style style:name="T105" style:family="text">
      <style:text-properties fo:background-color="#ffa6a6" loext:char-shading-value="0"/>
    </style:style>
    <style:style style:name="T106" style:family="text">
      <style:text-properties officeooo:rsid="0084ed75"/>
    </style:style>
    <style:style style:name="T107" style:family="text">
      <style:text-properties fo:background-color="#41190d" loext:char-shading-value="0"/>
    </style:style>
    <style:style style:name="T108" style:family="text">
      <style:text-properties officeooo:rsid="008d6437"/>
    </style:style>
    <style:style style:name="T109" style:family="text">
      <style:text-properties officeooo:rsid="00a7e4bd"/>
    </style:style>
    <style:style style:name="T110" style:family="text">
      <style:text-properties officeooo:rsid="00a9f55e"/>
    </style:style>
    <style:style style:name="T111" style:family="text">
      <style:text-properties officeooo:rsid="00abf43e"/>
    </style:style>
    <style:style style:name="T112" style:family="text">
      <style:text-properties fo:color="#ff0000" loext:opacity="100%" fo:font-size="8pt" style:font-size-asian="8pt" style:font-size-complex="8pt"/>
    </style:style>
    <style:style style:name="T113" style:family="text">
      <style:text-properties fo:color="#ff0000" loext:opacity="100%" fo:font-size="8pt" fo:font-weight="bold" style:font-size-asian="8pt" style:font-weight-asian="bold" style:font-size-complex="8pt" style:font-weight-complex="bold"/>
    </style:style>
    <style:style style:name="T114" style:family="text">
      <style:text-properties fo:color="#00a933" loext:opacity="100%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gex suspicious typedefs</text:p>
      <text:p text:style-name="P5">typedef bgp-ext-community-type – <text:span text:style-name="T100">all strings </text:span><text:span text:style-name="T5">(</text:span><text:span text:style-name="T1">'(6[</text:span><text:span text:style-name="T112">0-5</text:span><text:span text:style-name="T1">][</text:span><text:span text:style-name="T112">0-5</text:span><text:span text:style-name="T1">][</text:span><text:span text:style-name="T112">0-3</text:span><text:span text:style-name="T1">][</text:span><text:span text:style-name="T112">0-5</text:span><text:span text:style-name="T1">]|[1-5][0-9</text:span><text:span text:style-name="T5">]</text:span><text:span text:style-name="T1">{4}|'...</text:span><text:span text:style-name="T5">)</text:span></text:p>
      <text:p text:style-name="P5">typedef bgp-large-community-type <text:span text:style-name="T5">(</text:span><text:span text:style-name="T1">'(4[0-</text:span><text:span text:style-name="T112">2</text:span><text:span text:style-name="T1">][0-9][0-</text:span><text:span text:style-name="T112">4</text:span><text:span text:style-name="T1">][0-9][</text:span><text:span text:style-name="T112">0-6][0-7][0-2</text:span><text:span text:style-name="T1">][0-9][0-</text:span><text:span text:style-name="T112">6</text:span><text:span text:style-name="T1">]|'</text:span><text:span text:style-name="T5">)</text:span></text:p>
      <text:p text:style-name="P5">typedef bgp-set-med-type – <text:span text:style-name="T101">4294</text:span><text:span text:style-name="T102">000000 </text:span><text:span text:style-name="T5">(</text:span><text:span text:style-name="T1">'428[0-9]{1,7}|</text:span><text:span text:style-name="T6">42</text:span><text:span text:style-name="T114">9</text:span><text:span text:style-name="T1">[0-</text:span><text:span text:style-name="T113">3</text:span><text:span text:style-name="T1">][0-9]{1,6}|</text:span><text:span text:style-name="T6">42</text:span><text:span text:style-name="T114">9</text:span><text:span text:style-name="T113">48</text:span><text:span text:style-name="T1">[0-9]{1,5}|'</text:span><text:span text:style-name="T5">)</text:span></text:p>
      <text:p text:style-name="Preformatted_20_Text"/>
      <text:p text:style-name="P2"><text:span text:style-name="T1">//</text:span><text:span text:style-name="T2">proto:</text:span></text:p>
      <text:p text:style-name="P2"><text:span text:style-name="T2">//</text:span><text:span text:style-name="T1"> <text:s/>btime last_proto_error;<text:tab/><text:tab/>/* Time of last error that leads to protocol stop */</text:span></text:p>
      <text:p text:style-name="P2"><text:span text:style-name="T1">// <text:s/>u8 last_error_class; <text:tab/><text:tab/><text:tab/>/* Error class of last error */</text:span></text:p>
      <text:p text:style-name="P2"><text:span text:style-name="T1">// <text:s/>u32 last_error_code;<text:tab/><text:tab/><text:tab/>/* Error code of last error. BGP protocol errors</text:span></text:p>
      <text:p text:style-name="P2"><text:span text:style-name="T1"><text:tab/><text:tab/><text:tab/><text:tab/><text:tab/> <text:s text:c="2"/>are encoded as (bgp_err_code &lt;&lt; 16 | bgp_err_subcode) */</text:span></text:p>
      <text:p text:style-name="P10">grouping bgp-errors-common</text:p>
      <text:p text:style-name="P10"><text:s text:c="4"/>leaf last-notification type yang:date-and-time</text:p>
      <text:p text:style-name="P10"><text:s text:c="4"/>leaf last-error type identityref </text:p>
      <text:p text:style-name="P10"><text:s text:c="4"/>leaf last-error-code type uint8</text:p>
      <text:p text:style-name="P10"><text:s text:c="4"/>leaf last-error-subcode type uint8</text:p>
      <text:p text:style-name="P10"/>
      <text:p text:style-name="P10">grouping bgp-errors-common-data</text:p>
      <text:p text:style-name="P10"><text:s text:c="4"/>leaf last-error-data type binary </text:p>
      <text:p text:style-name="P10"/>
      <text:p text:style-name="P10">grouping bgp-encapsulated-errors-common</text:p>
      <text:p text:style-name="P57">// <text:span text:style-name="T108">bird has no encapsulated errors and RFC </text:span>8538 <text:span text:style-name="T108">not found in bgp.c implemented RFC list</text:span></text:p>
      <text:p text:style-name="P10"><text:s text:c="4"/>leaf last-encapsulated-error type identityref </text:p>
      <text:p text:style-name="P10"><text:s text:c="4"/>leaf last-encapsulated-error-code type uint8</text:p>
      <text:p text:style-name="P10"><text:s text:c="4"/>leaf last-encapsulated-error-subcode type uint8</text:p>
      <text:p text:style-name="Standard"/>
      <text:p text:style-name="P6">struct bgp_af_caps {</text:p>
      <text:p text:style-name="P6"><text:s text:c="2"/>u32 afi;</text:p>
      <text:p text:style-name="P6"><text:s text:c="2"/>u8 ready;<text:tab/><text:tab/><text:tab/><text:tab/>/* Multiprotocol capability, RFC 4760 */</text:p>
      <text:p text:style-name="P6"><text:s text:c="2"/>u8 gr_able;<text:tab/><text:tab/><text:tab/><text:tab/>/* Graceful restart support, RFC 4724 */</text:p>
      <text:p text:style-name="P6"><text:s text:c="2"/>u8 gr_af_flags;<text:tab/><text:tab/><text:tab/>/* Graceful restart per-AF flags */</text:p>
      <text:p text:style-name="P6"><text:s text:c="2"/>u8 llgr_able;<text:tab/><text:tab/><text:tab/><text:tab/>/* Long-lived GR, RFC draft */</text:p>
      <text:p text:style-name="P6"><text:s text:c="2"/>u32 llgr_time;<text:tab/><text:tab/><text:tab/>/* Long-lived GR stale time */</text:p>
      <text:p text:style-name="P6"><text:s text:c="2"/>u8 llgr_flags;<text:tab/><text:tab/><text:tab/>/* Long-lived GR per-AF flags */</text:p>
      <text:p text:style-name="P6"><text:s text:c="2"/>u8 ext_next_hop;<text:tab/><text:tab/><text:tab/>/* Extended IPv6 next hop, <text:s text:c="2"/>RFC 8950 */</text:p>
      <text:p text:style-name="P6"><text:s text:c="2"/>u8 add_path;<text:tab/><text:tab/><text:tab/><text:tab/>/* Multiple paths support, <text:s text:c="2"/>RFC 7911 */</text:p>
      <text:p text:style-name="P6">};</text:p>
      <text:p text:style-name="P6"/>
      <text:p text:style-name="P6">struct bgp_caps {</text:p>
      <text:p text:style-name="P6"><text:s text:c="2"/>u32 as4_number;<text:tab/><text:tab/><text:tab/>/* Announced ASN */</text:p>
      <text:p text:style-name="P6"/>
      <text:p text:style-name="P6"><text:s text:c="2"/>u8 as4_support;<text:tab/><text:tab/><text:tab/>/* Four-octet AS capability, RFC 6793 */</text:p>
      <text:p text:style-name="P6"><text:s text:c="2"/>u8 ext_messages;<text:tab/><text:tab/><text:tab/>/* Extended message length, <text:s/>RFC 8654 */</text:p>
      <text:p text:style-name="P6"><text:s text:c="2"/>u8 route_refresh;<text:tab/><text:tab/><text:tab/>/* Route refresh capability, RFC 2918 */</text:p>
      <text:p text:style-name="P6"><text:s text:c="2"/>u8 enhanced_refresh;<text:tab/><text:tab/><text:tab/>/* Enhanced route refresh, <text:s text:c="2"/>RFC 7313 */</text:p>
      <text:p text:style-name="P6"><text:s text:c="2"/>u8 role;<text:tab/><text:tab/><text:tab/><text:tab/>/* BGP role capability, <text:s text:c="5"/>RFC 9234 */</text:p>
      <text:p text:style-name="P6"/>
      <text:p text:style-name="P6"><text:s text:c="2"/>u8 gr_aware;<text:tab/><text:tab/><text:tab/><text:tab/>/* Graceful restart capability, RFC 4724 */</text:p>
      <text:p text:style-name="P6"><text:s text:c="2"/>u8 gr_flags;<text:tab/><text:tab/><text:tab/><text:tab/>/* Graceful restart flags */</text:p>
      <text:p text:style-name="P6"><text:s text:c="2"/>u16 gr_time;<text:tab/><text:tab/><text:tab/><text:tab/>/* Graceful restart time in seconds */</text:p>
      <text:p text:style-name="P6"/>
      <text:p text:style-name="P6"><text:s text:c="2"/>u8 llgr_aware;<text:tab/><text:tab/><text:tab/>/* Long-lived GR capability, RFC draft */</text:p>
      <text:p text:style-name="P6"><text:s text:c="2"/>u8 any_ext_next_hop;<text:tab/><text:tab/><text:tab/>/* Bitwise OR of per-AF ext_next_hop */</text:p>
      <text:p text:style-name="P6"><text:s text:c="2"/>u8 any_add_path;<text:tab/><text:tab/><text:tab/>/* Bitwise OR of per-AF add_path */</text:p>
      <text:p text:style-name="P6"/>
      <text:p text:style-name="P6"><text:s text:c="2"/>const char *hostname;<text:tab/><text:tab/><text:tab/>/* Hostname, RFC draft */</text:p>
      <text:p text:style-name="P6"/>
      <text:p text:style-name="P6"><text:s text:c="2"/>u16 af_count;<text:tab/><text:tab/><text:tab/><text:tab/>/* Number of af_data items */</text:p>
      <text:p text:style-name="P6"><text:s text:c="2"/>u16 length;<text:tab/><text:tab/><text:tab/><text:tab/>/* Length of capabilities in OPEN msg */</text:p>
      <text:p text:style-name="P6"/>
      <text:p text:style-name="P6"><text:s text:c="2"/>struct bgp_af_caps af_data[0];<text:tab/>/* Per-AF capability data */</text:p>
      <text:p text:style-name="P6">};</text:p>
      <text:p text:style-name="P13">grouping bgp-capabilities-common <text:span text:style-name="T71">//</text:span><text:span text:style-name="T75">not too close to bird capabilities</text:span></text:p>
      <text:p text:style-name="P13"><text:span text:style-name="T60"><text:s text:c="4"/></text:span>leaf code type uint8 </text:p>
      <text:p text:style-name="P13"><text:span text:style-name="T60"><text:s text:c="3"/></text:span><text:s/>leaf index type uint8<text:span text:style-name="T42">//</text:span><text:span text:style-name="T46">looks like YANG helper construct</text:span></text:p>
      <text:p text:style-name="P13"><text:soft-page-break/><text:span text:style-name="T60"><text:s text:c="3"/></text:span><text:s/>leaf name type identityref </text:p>
      <text:p text:style-name="P13"><text:s text:c="4"/>container value</text:p>
      <text:p text:style-name="P13"><text:s text:c="8"/>container mpbgp</text:p>
      <text:p text:style-name="P13"><text:s text:c="12"/>leaf afi type iana-rt-types:address-family</text:p>
      <text:p text:style-name="P13"><text:s text:c="12"/>leaf safi type iana-rt-types:bgp-safi</text:p>
      <text:p text:style-name="P13"><text:s text:c="12"/>leaf name type identityref </text:p>
      <text:p text:style-name="P13"><text:s text:c="8"/>container graceful-restart</text:p>
      <text:p text:style-name="P13"><text:s text:c="12"/>leaf flags type bt:graceful-restart-flags<text:span text:style-name="T9">//</text:span><text:span text:style-name="T10">bgp_caps: u8 gr_flags; /* Graceful restart flags */</text:span></text:p>
      <text:p text:style-name="P13"><text:s text:c="12"/>leaf unknown-flags type bits </text:p>
      <text:p text:style-name="P13"><text:s text:c="12"/>leaf restart-time type bt:graceful-restart-time-type</text:p>
      <text:p text:style-name="P13"><text:s text:c="12"/>list afi-safis()</text:p>
      <text:p text:style-name="P13"><text:s text:c="16"/>leaf afi type iana-rt-types:address-family</text:p>
      <text:p text:style-name="P13"><text:s text:c="16"/>leaf safi type iana-rt-types:bgp-safi</text:p>
      <text:p text:style-name="P13"><text:s text:c="16"/>leaf afi-safi-flags type bt:graceful-restart-flags-for-afi</text:p>
      <text:p text:style-name="P13"><text:s text:c="16"/>leaf afi-safi-unknown-flags type bits </text:p>
      <text:p text:style-name="P13"><text:s text:c="8"/>container asn32</text:p>
      <text:p text:style-name="P13"><text:s text:c="12"/>leaf as type inet:as-number</text:p>
      <text:p text:style-name="P13"><text:s text:c="8"/>container add-paths</text:p>
      <text:p text:style-name="P13"><text:s text:c="12"/>list afi-safis()</text:p>
      <text:p text:style-name="P13"><text:s text:c="16"/>leaf afi type iana-rt-types:address-family</text:p>
      <text:p text:style-name="P13"><text:s text:c="16"/>leaf safi type iana-rt-types:bgp-safi</text:p>
      <text:p text:style-name="P13"><text:s text:c="16"/>leaf mode type enumeration </text:p>
      <text:p text:style-name="Standard"/>
      <text:p text:style-name="P14">grouping bgp-capabilities</text:p>
      <text:p text:style-name="P14"><text:s text:c="4"/>container capabilities</text:p>
      <text:p text:style-name="P14"><text:s text:c="8"/>list advertised-capabilities(key "code index")</text:p>
      <text:p text:style-name="P14"><text:s text:c="12"/>uses bgp-capabilities-common</text:p>
      <text:p text:style-name="P14"><text:s text:c="8"/>list received-capabilities(key "code index")</text:p>
      <text:p text:style-name="P14"><text:s text:c="12"/>uses bgp-capabilities-common</text:p>
      <text:p text:style-name="P14"><text:s text:c="8"/>leaf list negotiated-capabilities type identityref </text:p>
      <text:p text:style-name="Standard"/>
      <text:p text:style-name="P15">grouping neighbor-group-timers</text:p>
      <text:p text:style-name="P7">// <text:span text:style-name="T61">bgp_conn:</text:span></text:p>
      <text:p text:style-name="P7"><text:span text:style-name="T61"><text:s/>timer *connect_timer;</text:span></text:p>
      <text:p text:style-name="P8"><text:s text:c="2"/>timer *hold_timer;</text:p>
      <text:p text:style-name="P8"><text:s text:c="2"/>timer *keepalive_timer;</text:p>
      <text:p text:style-name="P8"><text:s text:c="2"/>timer *send_hold_timer;</text:p>
      <text:p text:style-name="P15"><text:s text:c="4"/>leaf connect-retry-interval type uint16 <text:s/><text:span text:style-name="T11">// </text:span><text:span text:style-name="T14">bgp_config unsigned connect_retry_time; /* Timeout for connect attempts */</text:span></text:p>
      <text:p text:style-name="P15"><text:s text:c="4"/>leaf hold-time type uint16<text:span text:style-name="T11"> // </text:span><text:span text:style-name="T12">bgp_con</text:span><text:span text:style-name="T13">fig</text:span><text:span text:style-name="T12"> unsigned hold_time;</text:span></text:p>
      <text:p text:style-name="P17"><text:s text:c="4"/>leaf negotiated-hold-time type uint16<text:span text:style-name="T11"> // </text:span><text:span text:style-name="T12">bgp_conn uint hold_time</text:span></text:p>
      <text:p text:style-name="P16"><text:s text:c="4"/>leaf keepalive type uint16 <text:s/><text:span text:style-name="T11">// </text:span><text:span text:style-name="T12">bgp_conn uint </text:span><text:span text:style-name="T11">keepalive_time</text:span></text:p>
      <text:p text:style-name="P32"><text:s text:c="4"/>leaf min-as-origination-interval type uint16 </text:p>
      <text:p text:style-name="P32"><text:s text:c="4"/>leaf min-route-advertisement-interval type uint16 </text:p>
      <text:p text:style-name="P16"><text:span text:style-name="T11">// </text:span><text:span text:style-name="T12">bgp_conn uint send_hold_time</text:span></text:p>
      <text:p text:style-name="P18"><text:span text:style-name="T15">// bgp_config :</text:span></text:p>
      <text:p text:style-name="P18"><text:span text:style-name="T15"><text:s text:c="2"/>unsigned connect_delay_time;<text:tab/><text:tab/>/* Minimum delay between connect attempts */</text:span></text:p>
      <text:p text:style-name="P16"><text:span text:style-name="T15"><text:s text:c="2"/>unsigned connect_retry_time;<text:tab/><text:tab/>/* Timeout for connect attempts */</text:span></text:p>
      <text:p text:style-name="Standard"/>
      <text:p text:style-name="P19">grouping bgp-neighbor-use-multiple-paths <text:span text:style-name="T64">//</text:span><text:span text:style-name="T65">in afi safis</text:span></text:p>
      <text:p text:style-name="P19"><text:s text:c="4"/>container use-multiple-paths</text:p>
      <text:p text:style-name="P19"><text:s text:c="8"/>leaf enabled type boolean<text:span text:style-name="T42">//</text:span><text:span text:style-name="T48">not sure what is the difference between this and the next leaf</text:span></text:p>
      <text:p text:style-name="P19"><text:s text:c="8"/>container ebgp</text:p>
      <text:p text:style-name="P19"><text:s text:c="12"/>leaf allow-multiple-as type boolean<text:span text:style-name="T42"> //</text:span><text:span text:style-name="T47">maybe u8 add_path; /* Multiple paths support, <text:s text:c="2"/>RFC 7911 */</text:span></text:p>
      <text:p text:style-name="Standard"><text:soft-page-break/></text:p>
      <text:p text:style-name="P20">grouping neighbor-group-config</text:p>
      <text:p text:style-name="P43"><text:span text:style-name="T70"><text:s text:c="4"/>leaf peer-as type inet:as-number </text:span><text:span text:style-name="T30">/</text:span><text:span text:style-name="T16">/ </text:span><text:span text:style-name="T17">bgp_config:</text:span><text:span text:style-name="T16"> u32 local_as, remote_as, </text:span><text:span text:style-name="T18">but local-as has in describtion „</text:span><text:span text:style-name="T16">if this differs from the global BGP router autonomous system“</text:span></text:p>
      <text:p text:style-name="P21"><text:s text:c="4"/>leaf local-as type inet:as-number /<text:span text:style-name="T11">/ </text:span><text:span text:style-name="T19">bgp_proto u32 public_as;<text:tab/>/* Externally visible ASN (local_as or confederation id) */</text:span></text:p>
      <text:p text:style-name="P40"><text:s text:c="4"/>leaf remove-private-as type bt:remove-private-as-option</text:p>
      <text:p text:style-name="P20"><text:span text:style-name="T69"><text:s text:c="4"/></text:span><text:span text:style-name="T66">container route-flap-damping </text:span><text:span text:style-name="T67">// </text:span><text:span text:style-name="T68">flat dumpening is in bird sgml todo (line 6181)</text:span></text:p>
      <text:p text:style-name="P42"><text:s text:c="8"/>leaf enable type boolean</text:p>
      <text:p text:style-name="P42"><text:s text:c="8"/>leaf suppress-above type decimal64 </text:p>
      <text:p text:style-name="P42"><text:s text:c="8"/>leaf reuse-above type decimal64 </text:p>
      <text:p text:style-name="P42"><text:s text:c="8"/>leaf max-flap type decimal64 </text:p>
      <text:p text:style-name="P42"><text:s text:c="8"/>leaf reach-decay type uint32</text:p>
      <text:p text:style-name="P42"><text:s text:c="8"/>leaf unreach-decay type uint32</text:p>
      <text:p text:style-name="P42"><text:s text:c="8"/>leaf keep-history type uint32</text:p>
      <text:p text:style-name="P33"><text:span text:style-name="T70"><text:s text:c="4"/>leaf list send-community </text:span></text:p>
      <text:p text:style-name="P20"><text:s text:c="4"/><text:span text:style-name="T79">leaf description type string</text:span></text:p>
      <text:p text:style-name="P20"><text:s text:c="4"/>container timers</text:p>
      <text:p text:style-name="P20"><text:s text:c="8"/>uses neighbor-group-timers</text:p>
      <text:p text:style-name="P20"><text:s text:c="4"/>container transport</text:p>
      <text:p text:style-name="P20"><text:s text:c="8"/>uses neighbor-group-transport-config</text:p>
      <text:p text:style-name="P20"><text:s text:c="4"/>leaf treat-as-withdraw type boolean <text:span text:style-name="T31">//struct bgp_parse_state uint err_withdraw; - </text:span><text:span text:style-name="T32">maybe???</text:span></text:p>
      <text:p text:style-name="P20"><text:s text:c="4"/>container logging-options</text:p>
      <text:p text:style-name="P20"><text:s text:c="8"/><text:span text:style-name="T79">leaf log-neighbor-state-changes type boolean</text:span></text:p>
      <text:p text:style-name="P20"><text:s text:c="4"/>uses structure-neighbor-group-route-reflector</text:p>
      <text:p text:style-name="P20"><text:s text:c="4"/>uses structure-neighbor-group-as-path-options</text:p>
      <text:p text:style-name="P20"><text:s text:c="4"/>uses structure-add-paths</text:p>
      <text:p text:style-name="P20"><text:s text:c="4"/>uses bgp-neighbor-use-multiple-paths</text:p>
      <text:p text:style-name="P20"><text:s text:c="4"/>uses rt-pol:apply-policy-group</text:p>
      <text:p text:style-name="P58"/>
      <text:p text:style-name="P22">grouping neighbor-group-transport-config</text:p>
      <text:p text:style-name="P22"><text:s text:c="4"/><text:span text:style-name="T79">leaf local-address type union </text:span></text:p>
      <text:p text:style-name="P22"><text:s text:c="4"/><text:span text:style-name="T79">leaf tcp-mss type tcp:mss </text:span><text:span text:style-name="T37">//</text:span><text:span text:style-name="T38">looks like not implemented in bird</text:span></text:p>
      <text:p text:style-name="P23"><text:s text:c="4"/>leaf mtu-discovery type boolean <text:span text:style-name="T37">//</text:span><text:span text:style-name="T38">looks like not implemented in bird, </text:span><text:span text:style-name="T39">or at least not for bgp</text:span></text:p>
      <text:p text:style-name="P22"><text:s text:c="4"/>container ebgp-multihop</text:p>
      <text:p text:style-name="P22"><text:s text:c="8"/>leaf enabled type boolean </text:p>
      <text:p text:style-name="P24"><text:s text:c="8"/>leaf multihop-ttl type uint8<text:span text:style-name="T11">// </text:span><text:span text:style-name="T20">bgp_config int multihop;<text:tab/>/* Number of hops if multihop */</text:span></text:p>
      <text:p text:style-name="P22"><text:s text:c="4"/>leaf passive-mode type boolean <text:span text:style-name="T11">// </text:span><text:span text:style-name="T20">bgp_config </text:span><text:span text:style-name="T11">int passive; /* Do not initiate outgoing connection */</text:span></text:p>
      <text:p text:style-name="P22"><text:s text:c="4"/>leaf ttl-security <text:span text:style-name="T11">// </text:span><text:span text:style-name="T21">bgp_config </text:span><text:span text:style-name="T11">int ttl_security;<text:tab/><text:tab/><text:tab/>/* Enable TTL security [RFC 5082] */</text:span></text:p>
      <text:p text:style-name="P22"><text:s text:c="4"/>container secure-session</text:p>
      <text:p text:style-name="P22"><text:s text:c="8"/>leaf enabled type boolean</text:p>
      <text:p text:style-name="P22"><text:s text:c="8"/>container options</text:p>
      <text:p text:style-name="P22"><text:s text:c="12"/>choice option</text:p>
      <text:p text:style-name="P22"><text:s text:c="16"/>case ao <text:span text:style-name="T11">//</text:span><text:span text:style-name="T23">if not null struct ao_key in bgp_config</text:span></text:p>
      <text:p text:style-name="P22"><text:s text:c="20"/>leaf ao-keychain type key-chain:key-chain-ref</text:p>
      <text:p text:style-name="P22"><text:s text:c="16"/>case md5 <text:span text:style-name="T11">// </text:span><text:span text:style-name="T22">md5 is set if is set bgp_config password <text:s/>const char *password;<text:tab/> /* Password used for MD5 authentication */</text:span></text:p>
      <text:p text:style-name="P22"><text:s text:c="20"/>leaf md5-keychain type key-chain:key-chain-ref</text:p>
      <text:p text:style-name="P22"><text:s text:c="16"/>case ipsec <text:span text:style-name="T42">//</text:span><text:span text:style-name="T49">looks like there is no ipsec for bgp</text:span></text:p>
      <text:p text:style-name="P22"><text:s text:c="20"/>leaf sa type string</text:p>
      <text:p text:style-name="P22"><text:s text:c="4"/>container bfd</text:p>
      <text:p text:style-name="P22"><text:s text:c="8"/>uses bfd-types:client-cfg-parms</text:p>
      <text:p text:style-name="Standard"/>
      <text:p text:style-name="P10">grouping graceful-restart-config</text:p>
      <text:p text:style-name="P10"><text:soft-page-break/><text:s text:c="4"/>leaf enabled type boolean <text:span text:style-name="T11">//bgp_channel_config u8 gr_able; /* Allow full graceful restart for the channel */</text:span></text:p>
      <text:p text:style-name="P10"><text:s text:c="4"/>leaf restart-time type bt:graceful-restart-time-type <text:span text:style-name="T11">//</text:span><text:span text:style-name="T24">bgp_config </text:span><text:span text:style-name="T11">unsigned gr_time; /* Graceful restart timeout */</text:span></text:p>
      <text:p text:style-name="P11"><text:s text:c="4"/>leaf stale-routes-time type uint32<text:span text:style-name="T11">//bgp_channel_config uint llgr_time; /* Long-lived graceful restart stale time */</text:span></text:p>
      <text:p text:style-name="P10"><text:s text:c="4"/>leaf helper-only type boolean <text:span text:style-name="T42">// </text:span><text:span text:style-name="T50">looks like not implemented in bird</text:span></text:p>
      <text:p text:style-name="Standard"/>
      <text:p text:style-name="P25">grouping global-group-use-multiple-paths</text:p>
      <text:p text:style-name="P25"><text:s text:c="4"/>container use-multiple-paths</text:p>
      <text:p text:style-name="P27"><text:s text:c="8"/>leaf enabled type boolean <text:span text:style-name="T11">// bgp_af_caps u8 add_path;<text:tab/>/* Multiple paths support, <text:s text:c="2"/>RFC 7911 *//</text:span><text:span text:style-name="T34">(used in two different leafes)</text:span></text:p>
      <text:p text:style-name="P25"><text:s text:c="8"/>container ebgp</text:p>
      <text:p text:style-name="P25"><text:s text:c="12"/>leaf allow-multiple-as type boolean</text:p>
      <text:p text:style-name="P25"><text:s text:c="12"/>leaf maximum-paths type uint32 <text:span text:style-name="T11">// int allow_local_as; /* Allow that number of local ASNs in incoming AS_PATHs */</text:span></text:p>
      <text:p text:style-name="P25"><text:s text:c="8"/>container ibgp</text:p>
      <text:p text:style-name="P26"><text:s text:c="12"/>leaf maximum-paths type uint32<text:span text:style-name="T11">// int allow_local_as; /* Allow that number of local ASNs in incoming AS_PATHs */</text:span></text:p>
      <text:p text:style-name="Standard"/>
      <text:p text:style-name="P28">grouping route-selection-options</text:p>
      <text:p text:style-name="P28"><text:s text:c="4"/>container route-selection-options</text:p>
      <text:p text:style-name="P28"><text:s text:c="8"/>leaf always-compare-med type boolean <text:span text:style-name="T11">// </text:span><text:span text:style-name="T25">bgp_config int allow_med;<text:tab/>/* Allow BGP_MED in EBGP sessions */</text:span></text:p>
      <text:p text:style-name="P28"><text:s text:c="8"/>leaf ignore-as-path-length type boolean <text:span text:style-name="T11">//bgp_config int compare_path_lengths;<text:tab/><text:tab/>/* Use path lengths when selecting best route */</text:span></text:p>
      <text:p text:style-name="P28"><text:s text:c="8"/><text:span text:style-name="T79">leaf external-compare-router-id type boolean</text:span></text:p>
      <text:p text:style-name="P28"><text:s text:c="8"/><text:span text:style-name="T79">leaf advertise-inactive-routes type boolean</text:span></text:p>
      <text:p text:style-name="P29"><text:s text:c="8"/>leaf enable-aigp type boolean <text:span text:style-name="T11">// bgp_config u8 aigp; /* AIGP is allowed on this session */, <text:s text:c="9"/>u8 aigp_originate; /* AIGP is originated automatically */</text:span></text:p>
      <text:p text:style-name="P28"><text:s text:c="8"/>leaf ignore-next-hop-igp-metric type boolean <text:span text:style-name="T42">// </text:span><text:span text:style-name="T43">maybe ????? </text:span><text:span text:style-name="T42">bgp_channel_configu8 require_ext_next_hop;<text:tab/><text:tab/>/* Require remote support of IPv4 NLRI with IPv6 next hops [RFC 8950] */</text:span></text:p>
      <text:p text:style-name="P28"><text:s text:c="8"/>leaf enable-med type boolean <text:span text:style-name="T11">// </text:span><text:span text:style-name="T26">bgp_config: int med_metric; <text:s/>/* Compare MULTI_EXIT_DISC even between routes from differen ASes */</text:span></text:p>
      <text:p text:style-name="P34"><text:s text:c="8"/><text:span text:style-name="T95">container med-plus-igp </text:span><text:span text:style-name="T53">//</text:span><text:span text:style-name="T54"> RFC 4451 </text:span><text:span text:style-name="T55">is </text:span><text:span text:style-name="T54">not </text:span><text:span text:style-name="T55">in list </text:span><text:span text:style-name="T54">implement</text:span><text:span text:style-name="T55">ed RFCs</text:span><text:span text:style-name="T54"> in bird. </text:span><text:span text:style-name="T55">There is both med and igp, but I do not know, if they can be used together and how.</text:span></text:p>
      <text:p text:style-name="P44"><text:s text:c="12"/>leaf enabled type boolean</text:p>
      <text:p text:style-name="P44"><text:s text:c="12"/>leaf igp-multiplier type uint16</text:p>
      <text:p text:style-name="P44"><text:s text:c="12"/>leaf med-multiplier type uint16</text:p>
      <text:p text:style-name="Standard"/>
      <text:p text:style-name="P36">grouping state <text:span text:style-name="T31">//</text:span><text:span text:style-name="T33">bgp_stats does not contain these, I cant find it elsewhere</text:span></text:p>
      <text:p text:style-name="P36"><text:s text:c="4"/>container statistics</text:p>
      <text:p text:style-name="P36"><text:s text:c="8"/>leaf total-paths type yang:gauge32</text:p>
      <text:p text:style-name="P36"><text:s text:c="8"/>leaf total-prefixes type yang:gauge32</text:p>
      <text:p text:style-name="Standard"/>
      <text:p text:style-name="P10">grouping prefix-limit-config-common</text:p>
      <text:p text:style-name="P8">struct channel_limit {</text:p>
      <text:p text:style-name="P8"><text:s text:c="2"/>u32 limit;<text:tab/><text:tab/><text:tab/>/* Maximum number of prefixes */</text:p>
      <text:p text:style-name="P8"><text:s text:c="2"/>u8 action;<text:tab/><text:tab/><text:tab/>/* Action to take (PLA_*) */</text:p>
      <text:p text:style-name="P8"><text:s text:c="2"/>u8 state;<text:tab/><text:tab/><text:tab/>/* State of limit (PLS_*) */</text:p>
      <text:p text:style-name="P8">};</text:p>
      <text:p text:style-name="P8">struct channel_config {...</text:p>
      <text:p text:style-name="P8"><text:s text:c="2"/>struct channel_limit rx_limit; /* Limit for receiving routes from protocol <text:s text:c="2"/>(relevant when in_keep_filtered is active) */</text:p>
      <text:p text:style-name="P8"><text:s text:c="2"/>struct channel_limit in_limit;<text:tab/>/* Limit for importing routes from protocol */</text:p>
      <text:p text:style-name="P8"><text:s text:c="2"/>struct channel_limit out_limit;<text:tab/>/* Limit for exporting routes to protocol */</text:p>
      <text:p text:style-name="P8">};</text:p>
      <text:p text:style-name="P8">struct channel { ...</text:p>
      <text:p text:style-name="P8"><text:s text:c="2"/>struct channel_limit rx_limit;<text:tab/>/* Receive limit (for in_keep_filtered) */</text:p>
      <text:p text:style-name="P8"><text:s text:c="2"/>struct channel_limit in_limit;<text:tab/>/* Input limit */</text:p>
      <text:p text:style-name="P8"><text:s text:c="2"/>struct channel_limit out_limit;<text:tab/>/* Output limit */</text:p>
      <text:p text:style-name="P9">}</text:p>
      <text:p text:style-name="P10"><text:soft-page-break/><text:s text:c="4"/>leaf max-prefixes type uint32</text:p>
      <text:p text:style-name="P10"><text:s text:c="4"/>leaf warning-threshold-pct type rt-types:percentage</text:p>
      <text:p text:style-name="P10"><text:s text:c="4"/>leaf teardown type boolean</text:p>
      <text:p text:style-name="Standard"><text:span text:style-name="T57"><text:s text:c="4"/>leaf idle-time type union </text:span></text:p>
      <text:p text:style-name="Standard"/>
      <text:p text:style-name="P10">grouping prefix-limit-state-common</text:p>
      <text:p text:style-name="P12"><text:s text:c="4"/>leaf prefix-limit-exceeded type boolean // <text:span text:style-name="T11">u8 state;<text:tab/>/* State of limit (PLS_*) *</text:span></text:p>
      <text:p text:style-name="Standard"/>
      <text:p text:style-name="P28">grouping mp-afi-safi-graceful-restart-config</text:p>
      <text:p text:style-name="P28"><text:s text:c="4"/>leaf enabled type boolean <text:span text:style-name="T11">// bgp_af_caps u8 gr_able; /* Graceful restart support, RFC 4724 */</text:span></text:p>
      <text:p text:style-name="Standard"/>
      <text:p text:style-name="P45">grouping mp-afi-safi-config</text:p>
      <text:p text:style-name="P45"><text:s text:c="4"/>leaf name type identityref <text:span text:style-name="T1"><text:s/>/</text:span><text:span text:style-name="T42">/</text:span><text:span text:style-name="T52">the identityref type is poorly defined, has only description and reference</text:span></text:p>
      <text:p text:style-name="P46"><text:s text:c="4"/>leaf enabled type boolean <text:span text:style-name="T42">//</text:span><text:span text:style-name="T51">maybe </text:span><text:span text:style-name="T52">bgp_channel </text:span><text:span text:style-name="T51">u32 afi; </text:span><text:span text:style-name="T52">or bgp_af_caps </text:span><text:span text:style-name="T42">u32 afi;</text:span></text:p>
      <text:p text:style-name="Standard"/>
      <text:p text:style-name="P15">grouping mp-all-afi-safi-list-contents</text:p>
      <text:p text:style-name="P15"><text:s text:c="4"/>uses rt-pol:apply-policy-group</text:p>
      <text:p text:style-name="P15"><text:s text:c="4"/>container ipv4-unicast</text:p>
      <text:p text:style-name="P15"><text:s text:c="8"/>uses mp-ipv4-ipv6-unicast-common</text:p>
      <text:p text:style-name="P15"><text:s text:c="4"/>container ipv6-unicast</text:p>
      <text:p text:style-name="P15"><text:s text:c="8"/>uses mp-ipv4-ipv6-unicast-common</text:p>
      <text:p text:style-name="P15"><text:s text:c="4"/>container ipv4-labeled-unicast</text:p>
      <text:p text:style-name="P15"><text:s text:c="8"/>uses mp-all-afi-safi-common</text:p>
      <text:p text:style-name="P15"><text:s text:c="4"/>container ipv6-labeled-unicast</text:p>
      <text:p text:style-name="P15"><text:s text:c="8"/>uses mp-all-afi-safi-common</text:p>
      <text:p text:style-name="P15"><text:s text:c="4"/>container l3vpn-ipv4-unicast</text:p>
      <text:p text:style-name="P15"><text:s text:c="8"/>uses mp-l3vpn-ipv4-ipv6-unicast-common</text:p>
      <text:p text:style-name="P15"><text:s text:c="4"/>container l3vpn-ipv6-unicast</text:p>
      <text:p text:style-name="P15"><text:s text:c="8"/>uses mp-l3vpn-ipv4-ipv6-unicast-common</text:p>
      <text:p text:style-name="P15"><text:s text:c="4"/>container l3vpn-ipv4-multicast</text:p>
      <text:p text:style-name="P15"><text:s text:c="8"/>uses mp-l3vpn-ipv4-ipv6-multicast-common</text:p>
      <text:p text:style-name="P15"><text:s text:c="4"/>container l3vpn-ipv6-multicast</text:p>
      <text:p text:style-name="P15"><text:s text:c="8"/>uses mp-l3vpn-ipv4-ipv6-multicast-common</text:p>
      <text:p text:style-name="P15"><text:s text:c="4"/>container l2vpn-vpls</text:p>
      <text:p text:style-name="P15"><text:s text:c="8"/>uses mp-l2vpn-common</text:p>
      <text:p text:style-name="P15"><text:s text:c="4"/>container l2vpn-evpn</text:p>
      <text:p text:style-name="P15"><text:s text:c="8"/>uses mp-l2vpn-common</text:p>
      <text:p text:style-name="Standard"/>
      <text:p text:style-name="P14">grouping mp-all-afi-safi-common</text:p>
      <text:p text:style-name="P14"><text:s text:c="4"/>container prefix-limit</text:p>
      <text:p text:style-name="P14"><text:s text:c="8"/>uses prefix-limit-config-common</text:p>
      <text:p text:style-name="P14"><text:s text:c="8"/>uses prefix-limit-state-common</text:p>
      <text:p text:style-name="Standard"/>
      <text:p text:style-name="Standard">grouping mp-ipv4-ipv6-unicast-common</text:p>
      <text:p text:style-name="Standard"><text:s text:c="4"/>uses mp-all-afi-safi-common</text:p>
      <text:p text:style-name="Standard"><text:s text:c="4"/><text:span text:style-name="T79">leaf send-default-route type boolean</text:span></text:p>
      <text:p text:style-name="Standard"/>
      <text:p text:style-name="Standard">grouping mp-l3vpn-ipv4-ipv6-unicast-common</text:p>
      <text:p text:style-name="Standard"><text:s text:c="4"/>uses mp-all-afi-safi-common</text:p>
      <text:p text:style-name="Standard"/>
      <text:p text:style-name="Standard">grouping mp-l3vpn-ipv4-ipv6-multicast-common</text:p>
      <text:p text:style-name="Standard"><text:s text:c="4"/>uses mp-all-afi-safi-common</text:p>
      <text:p text:style-name="Standard"><text:soft-page-break/></text:p>
      <text:p text:style-name="Standard">grouping mp-l2vpn-common</text:p>
      <text:p text:style-name="Standard"><text:s text:c="4"/>uses mp-all-afi-safi-common</text:p>
      <text:p text:style-name="Standard"/>
      <text:p text:style-name="Standard">grouping mp-all-afi-safi-common-prefix-limit-config</text:p>
      <text:p text:style-name="Standard"/>
      <text:p text:style-name="Standard"/>
      <text:p text:style-name="P13">grouping structure-neighbor-group-route-reflector</text:p>
      <text:p text:style-name="P13"><text:s text:c="4"/>container route-reflector</text:p>
      <text:p text:style-name="P13"><text:s text:c="8"/>leaf cluster-id type bt:rr-cluster-id-type <text:span text:style-name="T97">//bgp_config u32 rr_cluster_id; /* Route reflector cluster ID, if different from local ID */</text:span></text:p>
      <text:p text:style-name="P13"><text:s text:c="8"/>leaf client type boolean <text:span text:style-name="T11">//int rr_client; /* Whether neighbor is RR client of me */</text:span></text:p>
      <text:p text:style-name="Standard"/>
      <text:p text:style-name="P47">grouping structure-neighbor-group-as-path-options</text:p>
      <text:p text:style-name="P47"><text:s text:c="4"/>container as-path-options</text:p>
      <text:p text:style-name="P47"><text:s text:c="8"/>leaf allow-own-as type uint8 <text:span text:style-name="T11">// </text:span><text:span text:style-name="T27">bgp config </text:span><text:span text:style-name="T11">int allow_local_as; /* Allow that number of local ASNs in incoming AS_PATHs */</text:span></text:p>
      <text:p text:style-name="P47"><text:s text:c="8"/><text:span text:style-name="T79">leaf replace-peer-as type boolean</text:span></text:p>
      <text:p text:style-name="P47"><text:s text:c="7"/><text:span text:style-name="T79"><text:s/>leaf disable-peer-as-filter type boolean</text:span></text:p>
      <text:p text:style-name="Standard"/>
      <text:p text:style-name="P51">grouping structure-add-paths</text:p>
      <text:p text:style-name="P51"><text:s text:c="4"/>container add-paths</text:p>
      <text:p text:style-name="P52"><text:s text:c="8"/>leaf receive type boolean <text:span text:style-name="T11">//bgp_af_caps u8 add_path; /* Multiple paths support, <text:s text:c="2"/>RFC 7911 */</text:span><text:span text:style-name="T34">(used in two different leafes)</text:span></text:p>
      <text:p text:style-name="P51"><text:s text:c="8"/><text:span text:style-name="T79">choice send</text:span></text:p>
      <text:p text:style-name="P38"><text:s text:c="12"/>case max</text:p>
      <text:p text:style-name="P38"><text:s text:c="16"/>leaf max type uint8</text:p>
      <text:p text:style-name="P38"><text:s text:c="12"/>case all</text:p>
      <text:p text:style-name="P38"><text:s text:c="16"/>leaf all type empty</text:p>
      <text:p text:style-name="P51"><text:s text:c="7"/><text:span text:style-name="T79"><text:s/>leaf eligible-prefix-policy type leafref </text:span></text:p>
      <text:p text:style-name="Standard"/>
      <text:p text:style-name="P34">grouping structure-dynamic-peers <text:span text:style-name="T31">//</text:span><text:span text:style-name="T35">looks like not in bird</text:span></text:p>
      <text:p text:style-name="P34"><text:s text:c="4"/>container dynamic-peers</text:p>
      <text:p text:style-name="P34"><text:s text:c="8"/>list dynamic-peer-list(key "prefix")</text:p>
      <text:p text:style-name="P34"><text:s text:c="12"/>leaf prefix type inet:ip-prefix</text:p>
      <text:p text:style-name="Standard"/>
      <text:p text:style-name="P36">grouping bgp-neighbor-afi-safi-list <text:span text:style-name="T72">//</text:span><text:span text:style-name="T76"> </text:span><text:span text:style-name="T77">Looks like this information is spread in whole bgp.h. But it is basically a list. Confusing. </text:span><text:span text:style-name="T78">It is used only in bgp container.</text:span></text:p>
      <text:p text:style-name="P36"><text:s text:c="4"/>list afi-safi(key "name")</text:p>
      <text:p text:style-name="P36"><text:s text:c="8"/>uses mp-afi-safi-config</text:p>
      <text:p text:style-name="P36"><text:s text:c="8"/>leaf active type boolean</text:p>
      <text:p text:style-name="P36"><text:s text:c="8"/>container prefixes</text:p>
      <text:p text:style-name="P36"><text:s text:c="12"/>leaf received type yang:zero-based-counter32</text:p>
      <text:p text:style-name="P36"><text:s text:c="12"/>leaf sent type yang:zero-based-counter32</text:p>
      <text:p text:style-name="P36"><text:s text:c="12"/>leaf installed type yang:gauge32</text:p>
      <text:p text:style-name="P36"><text:s text:c="8"/>container graceful-restart</text:p>
      <text:p text:style-name="P36"><text:s text:c="12"/>uses mp-afi-safi-graceful-restart-config</text:p>
      <text:p text:style-name="P36"><text:span text:style-name="T7"><text:tab/>//bgp_caps u8 gr_aware;<text:tab/>/* Graceful restart capability, RFC 4724 */</text:span></text:p>
      <text:p text:style-name="P36"><text:s text:c="12"/>leaf received type boolean</text:p>
      <text:p text:style-name="P36"><text:s text:c="12"/>leaf advertised type boolean</text:p>
      <text:p text:style-name="P37"><text:s text:c="12"/>leaf local-forwarding-state-preserved type boolean <text:span text:style-name="T98">// bgp_af_caps u8 gr_af_flags; /* Graceful restart per-AF flags */</text:span></text:p>
      <text:p text:style-name="P36"><text:soft-page-break/><text:s text:c="12"/>leaf forwarding-state-preserved type boolean </text:p>
      <text:p text:style-name="P36"><text:s text:c="12"/>leaf end-of-rib-received type boolean <text:span text:style-name="T7">//struct bgp_channel u8 load_state; /* Load state (RX) for EoR, RR packets, see BFS_* */</text:span></text:p>
      <text:p text:style-name="P36"><text:s text:c="8"/>uses mp-all-afi-safi-list-contents</text:p>
      <text:p text:style-name="P36"><text:s text:c="8"/>uses bgp-neighbor-use-multiple-paths</text:p>
      <text:p text:style-name="Standard">________________________________________________________________________________</text:p>
      <text:p text:style-name="Standard">__________________________________<text:span text:style-name="T102">typedefs___</text:span>__________________________________</text:p>
      <text:p text:style-name="P61">//<text:span text:style-name="T109">POLICIES</text:span></text:p>
      <text:p text:style-name="P41">grouping equality-operator // <text:span text:style-name="T103">no idea why yang needs it, nothing found in bird</text:span></text:p>
      <text:p text:style-name="P41"><text:s text:c="4"/>choice operation</text:p>
      <text:p text:style-name="P41"><text:s text:c="8"/>case eq</text:p>
      <text:p text:style-name="P41"><text:s text:c="12"/>leaf eq type empty</text:p>
      <text:p text:style-name="P41"><text:s text:c="8"/>case lt-or-eq</text:p>
      <text:p text:style-name="P41"><text:s text:c="12"/>leaf lt-or-eq type empty</text:p>
      <text:p text:style-name="P41"><text:s text:c="8"/>case gt-or-eq</text:p>
      <text:p text:style-name="P41"><text:s text:c="12"/>leaf gt-or-eq type empty</text:p>
      <text:p text:style-name="P59"/>
      <text:p text:style-name="P41">augment "/rt-pol:routing-policy/rt-pol:defined-sets"</text:p>
      <text:p text:style-name="P41"><text:s text:c="4"/>container bgp-defined-sets</text:p>
      <text:p text:style-name="P41"><text:s text:c="8"/>container as-path-sets</text:p>
      <text:p text:style-name="P41"><text:s text:c="12"/>list as-path-set(key "name") <text:span text:style-name="T1">// </text:span><text:span text:style-name="T3">I am not sure if list even makes sence in bird. Besides, there are no string names for ASes</text:span></text:p>
      <text:p text:style-name="P41"><text:s text:c="16"/>leaf name type string</text:p>
      <text:p text:style-name="P41"><text:s text:c="16"/>leaf list member type string</text:p>
      <text:p text:style-name="P41"><text:s text:c="8"/>container community-sets</text:p>
      <text:p text:style-name="P41"><text:s text:c="12"/>list community-set(key "name")</text:p>
      <text:p text:style-name="P41"><text:s text:c="16"/>leaf name type string</text:p>
      <text:p text:style-name="P41"><text:s text:c="16"/>leaf list member type union </text:p>
      <text:p text:style-name="P41"><text:s text:c="8"/>container ext-community-sets</text:p>
      <text:p text:style-name="P41"><text:s text:c="12"/>list ext-community-set(key "name")</text:p>
      <text:p text:style-name="P41"><text:s text:c="16"/>leaf name type string</text:p>
      <text:p text:style-name="P41"><text:s text:c="16"/>leaf list member type union </text:p>
      <text:p text:style-name="P41"><text:s text:c="8"/>container ipv6-ext-community-sets</text:p>
      <text:p text:style-name="P41"><text:s text:c="12"/>list ipv6-ext-community-set(key "name")</text:p>
      <text:p text:style-name="P41"><text:s text:c="16"/>leaf name type string</text:p>
      <text:p text:style-name="P41"><text:s text:c="16"/>leaf list member type union </text:p>
      <text:p text:style-name="P41"><text:s text:c="8"/>container large-community-sets</text:p>
      <text:p text:style-name="P41"><text:s text:c="12"/>list large-community-set(key "name")</text:p>
      <text:p text:style-name="P41"><text:s text:c="16"/>leaf name type string</text:p>
      <text:p text:style-name="P41"><text:s text:c="16"/>leaf list member type union </text:p>
      <text:p text:style-name="P41"><text:s text:c="8"/>container next-hop-sets</text:p>
      <text:p text:style-name="P41"><text:s text:c="12"/>list next-hop-set(key "name")</text:p>
      <text:p text:style-name="P41"><text:s text:c="16"/>leaf name type string</text:p>
      <text:p text:style-name="P41"><text:s text:c="16"/>leaf list next-hop type bgp-next-hop-type</text:p>
      <text:p text:style-name="P41"/>
      <text:p text:style-name="P59">augment "/rt-pol:routing-policy/rt-pol:policy-definitions/" +</text:p>
      <text:p text:style-name="P59"><text:s text:c="10"/>"rt-pol:policy-definition/rt-pol:statements/" +</text:p>
      <text:p text:style-name="P59"><text:s text:c="10"/>"rt-pol:statement/rt-pol:conditions"</text:p>
      <text:p text:style-name="P59"><text:s text:c="4"/>container bgp-conditions</text:p>
      <text:p text:style-name="P59"><text:s text:c="8"/>container local-pref</text:p>
      <text:p text:style-name="P59"><text:s text:c="12"/>leaf value type uint32 // <text:span text:style-name="T104">maybe </text:span><text:span text:style-name="T4">bgp_config </text:span><text:span text:style-name="T1">u32 default_local_pref; /* Default value for LOCAL_PREF attribute */</text:span></text:p>
      <text:p text:style-name="P59"><text:s text:c="12"/>uses equality-operator</text:p>
      <text:p text:style-name="P59"><text:soft-page-break/><text:s text:c="8"/>container med</text:p>
      <text:p text:style-name="P60"><text:s text:c="12"/>leaf value type uint32// <text:span text:style-name="T104">maybe </text:span><text:span text:style-name="T4">bgp_configu32 default_med;<text:tab/>/* Default value for MULTI_EXIT_DISC attribute */</text:span></text:p>
      <text:p text:style-name="P59"><text:s text:c="12"/>uses equality-operator</text:p>
      <text:p text:style-name="P59"><text:s text:c="8"/><text:span text:style-name="T79">leaf origin-eq type bt:bgp-origin-attr-type/???</text:span></text:p>
      <text:p text:style-name="P59"><text:s text:c="8"/>container match-afi-safi</text:p>
      <text:p text:style-name="P59"><text:s text:c="12"/>leaf list afi-safi-in type identityref </text:p>
      <text:p text:style-name="P59"><text:s text:c="12"/>uses rt-pol:match-set-options-restricted-group</text:p>
      <text:p text:style-name="P59"><text:s text:c="8"/>container match-neighbor</text:p>
      <text:p text:style-name="P59"><text:s text:c="12"/>leaf list neighbor-eq type inet:ip-address</text:p>
      <text:p text:style-name="P59"><text:s text:c="12"/>uses rt-pol:match-set-options-restricted-group</text:p>
      <text:p text:style-name="P59"><text:s text:c="8"/>leaf route-type type enumeration </text:p>
      <text:p text:style-name="P59"><text:s text:c="8"/>container community-count</text:p>
      <text:p text:style-name="P59"><text:s text:c="12"/>leaf community-count type uint32</text:p>
      <text:p text:style-name="P59"><text:s text:c="12"/>uses equality-operator</text:p>
      <text:p text:style-name="P59"><text:s text:c="8"/>container as-path-length</text:p>
      <text:p text:style-name="P59"><text:s text:c="12"/>leaf as-path-length type uint32</text:p>
      <text:p text:style-name="P59"><text:s text:c="12"/>uses equality-operator</text:p>
      <text:p text:style-name="P59"><text:s text:c="8"/>container match-community-set</text:p>
      <text:p text:style-name="P59"><text:s text:c="12"/>leaf community-set type leafref </text:p>
      <text:p text:style-name="P59"><text:s text:c="12"/>uses rt-pol:match-set-options-group</text:p>
      <text:p text:style-name="P59"><text:s text:c="8"/>container match-ext-community-set</text:p>
      <text:p text:style-name="P59"><text:s text:c="12"/>leaf ext-community-set type leafref </text:p>
      <text:p text:style-name="P59"><text:s text:c="12"/>leaf ext-community-match-kind type enumeration </text:p>
      <text:p text:style-name="P59"><text:s text:c="12"/>uses rt-pol:match-set-options-group</text:p>
      <text:p text:style-name="P59"><text:s text:c="8"/>container match-ipv6-ext-community-set</text:p>
      <text:p text:style-name="P59"><text:s text:c="12"/>leaf ipv6-ext-community-set type leafref </text:p>
      <text:p text:style-name="P59"><text:s text:c="12"/>leaf ipv6-ext-community-match-kind type enumeration </text:p>
      <text:p text:style-name="P59"><text:s text:c="12"/>uses rt-pol:match-set-options-group</text:p>
      <text:p text:style-name="P59"><text:s text:c="8"/>container match-large-community-set</text:p>
      <text:p text:style-name="P59"><text:s text:c="12"/>leaf large-community-set type leafref </text:p>
      <text:p text:style-name="P59"><text:s text:c="12"/>uses rt-pol:match-set-options-group</text:p>
      <text:p text:style-name="P59"><text:s text:c="8"/>container match-as-path-set</text:p>
      <text:p text:style-name="P59"><text:s text:c="12"/>leaf as-path-set type leafref </text:p>
      <text:p text:style-name="P59"><text:s text:c="12"/>uses rt-pol:match-set-options-group</text:p>
      <text:p text:style-name="P59"><text:s text:c="8"/>container match-next-hop-set</text:p>
      <text:p text:style-name="P59"><text:s text:c="12"/>leaf next-hop-set type leafref </text:p>
      <text:p text:style-name="P59"><text:s text:c="12"/>uses rt-pol:match-set-options-restricted-group</text:p>
      <text:p text:style-name="P59"/>
      <text:p text:style-name="P59">augment "/rt-pol:routing-policy/rt-pol:policy-definitions/" +</text:p>
      <text:p text:style-name="P59"><text:s text:c="10"/>"rt-pol:policy-definition/rt-pol:statements/" +</text:p>
      <text:p text:style-name="P59"><text:s text:c="10"/>"rt-pol:statement/rt-pol:actions"</text:p>
      <text:p text:style-name="P59"><text:s text:c="4"/>container bgp-actions</text:p>
      <text:p text:style-name="P59"><text:s text:c="8"/>leaf set-route-origin type bt:bgp-origin-attr-type</text:p>
      <text:p text:style-name="P59"><text:s text:c="8"/>leaf set-local-pref type uint32</text:p>
      <text:p text:style-name="P59"><text:s text:c="8"/>leaf set-next-hop type bgp-next-hop-type</text:p>
      <text:p text:style-name="P59"><text:s text:c="8"/>leaf set-med type bgp-set-med-type</text:p>
      <text:p text:style-name="P59"><text:s text:c="8"/>container set-as-path-prepend</text:p>
      <text:p text:style-name="P59"><text:s text:c="12"/>leaf repeat-n type uint8 </text:p>
      <text:p text:style-name="P59"><text:s text:c="12"/>leaf list asn type inet:as-number</text:p>
      <text:p text:style-name="P59"><text:s text:c="8"/>container set-community</text:p>
      <text:p text:style-name="P59"><text:s text:c="12"/>leaf options type bgp-set-community-option-type</text:p>
      <text:p text:style-name="P59"><text:soft-page-break/><text:s text:c="12"/>choice method</text:p>
      <text:p text:style-name="P59"><text:s text:c="16"/>case inline</text:p>
      <text:p text:style-name="P59"><text:s text:c="20"/>leaf list communities type union </text:p>
      <text:p text:style-name="P59"><text:s text:c="16"/>case reference</text:p>
      <text:p text:style-name="P59"><text:s text:c="20"/>leaf community-set-ref type leafref </text:p>
      <text:p text:style-name="P59"><text:s text:c="8"/>container set-community</text:p>
      <text:p text:style-name="P59"><text:s text:c="12"/>leaf options type bgp-set-community-option-type</text:p>
      <text:p text:style-name="P59"><text:s text:c="12"/>choice method</text:p>
      <text:p text:style-name="P59"><text:s text:c="16"/>case inline</text:p>
      <text:p text:style-name="P59"><text:s text:c="20"/>leaf list communities type union </text:p>
      <text:p text:style-name="P59"><text:s text:c="16"/>case reference</text:p>
      <text:p text:style-name="P59"><text:s text:c="20"/>leaf community-set-ref type leafref</text:p>
      <text:p text:style-name="P59"><text:s text:c="8"/>container set-ipv6-ext-community</text:p>
      <text:p text:style-name="P59"><text:s text:c="12"/>leaf options type bgp-set-community-option-type</text:p>
      <text:p text:style-name="P59"><text:s text:c="12"/>choice method</text:p>
      <text:p text:style-name="P59"><text:s text:c="16"/>case inline</text:p>
      <text:p text:style-name="P59"><text:s text:c="20"/>leaf list communities type bct:bgp-ipv6-ext-community-type</text:p>
      <text:p text:style-name="P59"><text:s text:c="16"/>case reference</text:p>
      <text:p text:style-name="P59"><text:s text:c="20"/>leaf ipv6-ext-community-set-ref type leafref </text:p>
      <text:p text:style-name="P59"><text:s text:c="8"/>container set-large-community</text:p>
      <text:p text:style-name="P59"><text:s text:c="12"/>leaf options type bgp-set-community-option-type</text:p>
      <text:p text:style-name="P59"><text:s text:c="12"/>choice method</text:p>
      <text:p text:style-name="P59"><text:s text:c="16"/>case inline</text:p>
      <text:p text:style-name="P59"><text:s text:c="20"/>leaf list communities type bct:bgp-large-community-type</text:p>
      <text:p text:style-name="P59"><text:s text:c="16"/>case reference</text:p>
      <text:p text:style-name="P59"><text:s text:c="20"/>leaf large-community-set-ref type leafref </text:p>
      <text:p text:style-name="Standard"/>
      <text:p text:style-name="P47">grouping attr-set-attributes</text:p>
      <text:p text:style-name="P47"><text:s text:c="4"/>container attributes</text:p>
      <text:p text:style-name="P47"><text:s text:c="8"/>leaf origin type bt:bgp-origin-attr-type <text:span text:style-name="T31">// </text:span><text:span text:style-name="T36">ibgp or ebgp. Cant find in bird, the closest var is bgp_channel_config next_hop_self</text:span></text:p>
      <text:p text:style-name="P47"><text:s text:c="8"/>container as-path</text:p>
      <text:p text:style-name="P47"><text:s text:c="12"/>list segment()</text:p>
      <text:p text:style-name="P47"><text:s text:c="16"/>uses bgp-as-path-segment</text:p>
      <text:p text:style-name="P47"><text:s text:c="8"/>leaf next-hop type inet:ip-address <text:span text:style-name="T11">//bgp_channel ip_addr next_hop_addr; <text:s/>/* Local address for NEXT_HOP attribute */</text:span></text:p>
      <text:p text:style-name="P48"><text:s text:c="8"/>leaf link-local-next-hop type inet:ipv6-address <text:span text:style-name="T11">///bgp_channel <text:s/>ip_addr link_addr; /* Link-local version of next_hop_addr */</text:span></text:p>
      <text:p text:style-name="P49"><text:s text:c="8"/>leaf med type uint32 <text:span text:style-name="T88">//</text:span><text:span text:style-name="T89">maybe </text:span><text:span text:style-name="T28">/bgp_config u32 default_med; <text:s/>/* Default value for MULTI_EXIT_DISC attribute */, but this is not the first use</text:span></text:p>
      <text:p text:style-name="P47"><text:s text:c="8"/>leaf local-pref type uint32 <text:span text:style-name="T11">//bgp_config u32 default_local_pref; <text:s/>/* Default value for LOCAL_PREF attribute */</text:span></text:p>
      <text:p text:style-name="P47"><text:s text:c="7"/><text:span text:style-name="T79"><text:s/>container as4-path</text:span></text:p>
      <text:p text:style-name="P39"><text:s text:c="12"/>list segment()</text:p>
      <text:p text:style-name="P39"><text:s text:c="16"/>uses bgp-as-path-segment</text:p>
      <text:p text:style-name="P39"><text:s text:c="8"/>container <text:span text:style-name="T88">aggregator</text:span></text:p>
      <text:p text:style-name="P39"><text:s text:c="12"/>leaf as type inet:as-number</text:p>
      <text:p text:style-name="P39"><text:s text:c="12"/>leaf identifier type yang:dotted-quad</text:p>
      <text:p text:style-name="P39"><text:s text:c="8"/>container <text:span text:style-name="T88">aggregator4</text:span></text:p>
      <text:p text:style-name="P39"><text:s text:c="12"/>leaf as4 type inet:as-number</text:p>
      <text:p text:style-name="P39"><text:s text:c="12"/>leaf identifier type yang:dotted-quad</text:p>
      <text:p text:style-name="P39"><text:s text:c="8"/>leaf atomic-aggregate type boolean</text:p>
      <text:p text:style-name="P47"><text:s text:c="8"/>leaf originator-id type yang:dotted-quad <text:span text:style-name="T42">// #define BA_ORIGINATOR_ID<text:tab/>0x09<text:tab/>/* RFC 4456 *//* ON */, </text:span><text:span text:style-name="T44">but that is not even the required type</text:span></text:p>
      <text:p text:style-name="P50"><text:soft-page-break/><text:s text:c="8"/>leaf list cluster-list type yang:dotted-quad<text:span text:style-name="T42">// #define #define BA_CLUSTER_LIST 0x0a /* RFC 4456 */<text:tab/>/* ON */, </text:span><text:span text:style-name="T44">but that is not even the required type</text:span></text:p>
      <text:p text:style-name="P47"><text:s text:c="8"/>leaf aigp-metric type uint64 <text:span text:style-name="T42">// </text:span><text:span text:style-name="T45">looks like the value is saved in eattr data, plus there are vars and defines as BA_AIGP, u8 aigp;</text:span></text:p>
      <text:p text:style-name="Standard"/>
      <text:p text:style-name="P51">grouping attr-sets</text:p>
      <text:p text:style-name="P51"><text:s text:c="4"/>container attr-sets</text:p>
      <text:p text:style-name="P51"><text:s text:c="8"/>list attr-set(key "index")</text:p>
      <text:p text:style-name="P51"><text:s text:c="12"/><text:span text:style-name="T79">leaf index type uint64 </text:span><text:span text:style-name="T82">//</text:span><text:span text:style-name="T84">maybe yang help construct</text:span></text:p>
      <text:p text:style-name="P51"><text:s text:c="12"/>uses attr-set-attributes</text:p>
      <text:p text:style-name="Standard"/>
      <text:p text:style-name="P28">grouping rib</text:p>
      <text:p text:style-name="P28"><text:s text:c="4"/>container rib</text:p>
      <text:p text:style-name="P28"><text:s text:c="8"/>uses attr-sets</text:p>
      <text:p text:style-name="P28"><text:s text:c="8"/>container communities</text:p>
      <text:p text:style-name="Standard"><text:span text:style-name="T87"><text:s text:c="11"/></text:span><text:span text:style-name="T73">// </text:span><text:span text:style-name="T74">lists are indexed via leaf index, which maybe refers to their inner bgp structure - "System generated index for each attribute set. <text:s/>The</text:span></text:p>
      <text:p text:style-name="P1"><text:s text:c="15"/>index is used to reference an attribute set from a</text:p>
      <text:p text:style-name="P1"><text:s text:c="15"/>specific path. <text:s/>Multiple paths may reference the same</text:p>
      <text:p text:style-name="P1"><text:s text:c="15"/>attribute set."</text:p>
      <text:p text:style-name="Standard"><text:s/><text:span text:style-name="T87"><text:s text:c="11"/>list community(key "index")</text:span></text:p>
      <text:p text:style-name="P28"><text:s text:c="15"/><text:span text:style-name="T79"><text:s/>leaf index type uint64</text:span></text:p>
      <text:p text:style-name="P28"><text:s text:c="16"/>uses bgp-community-attr-state</text:p>
      <text:p text:style-name="P28"><text:s text:c="8"/>container ext-communities</text:p>
      <text:p text:style-name="P28"><text:s text:c="12"/>list ext-community(key "index")</text:p>
      <text:p text:style-name="P28"><text:s text:c="16"/><text:span text:style-name="T79">leaf index type uint64</text:span></text:p>
      <text:p text:style-name="P28"><text:s text:c="16"/>uses ext-community-attributes</text:p>
      <text:p text:style-name="P28"><text:s text:c="8"/>container ipv6-ext-communities</text:p>
      <text:p text:style-name="P28"><text:s text:c="12"/>list ipv6-ext-community(key "index")</text:p>
      <text:p text:style-name="P28"><text:s text:c="16"/><text:span text:style-name="T79">leaf index type uint64</text:span></text:p>
      <text:p text:style-name="P28"><text:s text:c="16"/>uses ipv6-ext-community-attributes</text:p>
      <text:p text:style-name="P28"><text:s text:c="8"/>container large-communities</text:p>
      <text:p text:style-name="P28"><text:s text:c="12"/>list large-community(key "index")</text:p>
      <text:p text:style-name="P28"><text:s text:c="16"/><text:span text:style-name="T79">leaf index type uint64</text:span></text:p>
      <text:p text:style-name="P28"><text:s text:c="16"/>uses large-community-attributes</text:p>
      <text:p text:style-name="P28"><text:s text:c="8"/>container afi-safis</text:p>
      <text:p text:style-name="P28"><text:s text:c="12"/>list afi-safi(key "name")</text:p>
      <text:p text:style-name="P28"><text:s text:c="16"/><text:span text:style-name="T71">leaf name type identityref</text:span> </text:p>
      <text:p text:style-name="P28"><text:s text:c="16"/>container ipv4-unicast</text:p>
      <text:p text:style-name="P28"><text:s text:c="20"/>container loc-rib</text:p>
      <text:p text:style-name="P30"><text:s text:c="24"/>container routes</text:p>
      <text:p text:style-name="P30"><text:s text:c="28"/>list route(key "prefix origin path-id")</text:p>
      <text:p text:style-name="P30"><text:s text:c="32"/>leaf prefix type inet:ipv4-prefix</text:p>
      <text:p text:style-name="P30"><text:s text:c="32"/>uses bgp-loc-rib-common-keys</text:p>
      <text:p text:style-name="P30"><text:s text:c="32"/>uses bgp-loc-rib-common-attr-refs</text:p>
      <text:p text:style-name="P30"><text:s text:c="32"/>uses bgp-common-route-annotations-state</text:p>
      <text:p text:style-name="P30"><text:s text:c="32"/>uses bgp-unknown-attr-top</text:p>
      <text:p text:style-name="P30"><text:s text:c="32"/>uses rib-ext-route-annotations</text:p>
      <text:p text:style-name="P28"><text:s text:c="20"/>container neighbors <text:span text:style-name="T88">// </text:span><text:span text:style-name="T90">neighbor tables</text:span></text:p>
      <text:p text:style-name="P28"><text:s text:c="28"/><text:span text:style-name="T79">leaf neighbor-address type inet:ip-address </text:span><text:span text:style-name="T40">//</text:span><text:span text:style-name="T41">bgp_proto ip_address remote_ip;</text:span></text:p>
      <text:p text:style-name="P34"><text:s text:c="28"/>container adj-rib-in-pre</text:p>
      <text:p text:style-name="P34"><text:s text:c="32"/>uses ipv4-adj-rib-common</text:p>
      <text:p text:style-name="P34"><text:soft-page-break/><text:s text:c="32"/>uses clear-routes </text:p>
      <text:p text:style-name="P34"><text:s text:c="28"/>container adj-rib-in-post</text:p>
      <text:p text:style-name="P34"><text:s text:c="32"/>uses ipv4-adj-rib-in-post</text:p>
      <text:p text:style-name="P34"><text:s text:c="32"/>uses clear-routes </text:p>
      <text:p text:style-name="P34"><text:s text:c="28"/>container adj-rib-out-pre</text:p>
      <text:p text:style-name="P34"><text:s text:c="32"/>uses ipv4-adj-rib-common</text:p>
      <text:p text:style-name="P34"><text:s text:c="32"/>uses clear-routes </text:p>
      <text:p text:style-name="P34"><text:s text:c="28"/>container adj-rib-out-post</text:p>
      <text:p text:style-name="P34"><text:s text:c="32"/>uses ipv4-adj-rib-common</text:p>
      <text:p text:style-name="P34"><text:s text:c="32"/>uses clear-routes </text:p>
      <text:p text:style-name="P28"><text:s text:c="16"/>container ipv6-unicast</text:p>
      <text:p text:style-name="P28"><text:s text:c="20"/>container loc-rib</text:p>
      <text:p text:style-name="P28"><text:s text:c="24"/><text:span text:style-name="T105">container routes</text:span></text:p>
      <text:p text:style-name="P30"><text:s text:c="28"/>list route(key "prefix origin path-id")</text:p>
      <text:p text:style-name="P30"><text:s text:c="32"/>leaf prefix type inet:ipv6-prefix</text:p>
      <text:p text:style-name="P30"><text:s text:c="32"/>uses bgp-loc-rib-common-keys</text:p>
      <text:p text:style-name="P30"><text:s text:c="32"/>uses bgp-loc-rib-common-attr-refs</text:p>
      <text:p text:style-name="P30"><text:s text:c="32"/>uses bgp-common-route-annotations-state</text:p>
      <text:p text:style-name="P30"><text:s text:c="32"/>uses bgp-unknown-attr-top</text:p>
      <text:p text:style-name="P30"><text:s text:c="32"/>uses rib-ext-route-annotations</text:p>
      <text:p text:style-name="P28"><text:s text:c="20"/>container neighbors<text:span text:style-name="T79"> </text:span><text:span text:style-name="T82">//</text:span><text:span text:style-name="T83">neighbor tables</text:span></text:p>
      <text:p text:style-name="P34"><text:s text:c="24"/>list neighbor(key "neighbor-address")</text:p>
      <text:p text:style-name="P35"><text:s text:c="28"/>leaf neighbor-address type inet:ip-address <text:span text:style-name="T7">//</text:span><text:span text:style-name="T8">bgp_proto ip_address remote_ip;</text:span></text:p>
      <text:p text:style-name="P34"><text:s text:c="28"/>container adj-rib-in-pre</text:p>
      <text:p text:style-name="P34"><text:s text:c="32"/>uses ipv6-adj-rib-common</text:p>
      <text:p text:style-name="P34"><text:s text:c="32"/>uses clear-routes </text:p>
      <text:p text:style-name="P34"><text:s text:c="28"/>container adj-rib-in-post</text:p>
      <text:p text:style-name="P34"><text:s text:c="32"/>uses ipv6-adj-rib-in-post</text:p>
      <text:p text:style-name="P34"><text:s text:c="32"/>uses clear-routes </text:p>
      <text:p text:style-name="P34"><text:s text:c="28"/>container adj-rib-out-pre</text:p>
      <text:p text:style-name="P34"><text:s text:c="32"/>uses ipv6-adj-rib-common</text:p>
      <text:p text:style-name="P34"><text:s text:c="32"/>uses clear-routes </text:p>
      <text:p text:style-name="P34"><text:s text:c="28"/>container adj-rib-out-post</text:p>
      <text:p text:style-name="P34"><text:s text:c="32"/>uses ipv6-adj-rib-common</text:p>
      <text:p text:style-name="P34"><text:s text:c="32"/>uses clear-routes </text:p>
      <text:p text:style-name="Standard"/>
      <text:p text:style-name="P33">grouping bgp-as-path-segment <text:span text:style-name="T92">//</text:span><text:span text:style-name="T91">as list</text:span></text:p>
      <text:p text:style-name="P33"><text:s text:c="4"/>leaf type type identityref </text:p>
      <text:p text:style-name="Standard"><text:span text:style-name="T79"><text:s text:c="4"/>leaf list member type inet:as-number</text:span></text:p>
      <text:p text:style-name="Standard"/>
      <text:p text:style-name="Standard">grouping bgp-adj-rib-attr-state</text:p>
      <text:p text:style-name="Standard"><text:s text:c="4"/>leaf path-id type uint32// <text:span text:style-name="T93">grouping description does not correspond to its only leaf</text:span></text:p>
      <text:p text:style-name="Standard"/>
      <text:p text:style-name="Standard"/>
      <text:p text:style-name="Standard">grouping bgp-community-attr-state </text:p>
      <text:p text:style-name="Standard"><text:s text:c="4"/>leaf list community type union <text:span text:style-name="T62">// </text:span><text:span text:style-name="T63">struct eattr, but not all nodes</text:span></text:p>
      <text:p text:style-name="P31"/>
      <text:p text:style-name="P54">// <text:span text:style-name="T106">bird seems to have implemented this, but in a way for me confusing way</text:span></text:p>
      <text:p text:style-name="P53">grouping ext-community-attributes </text:p>
      <text:p text:style-name="P53"><text:s text:c="4"/>leaf list ext-community type bct:bgp-ext-community-type</text:p>
      <text:p text:style-name="P53"><text:soft-page-break/><text:s text:c="4"/>leaf list ext-community-raw type string </text:p>
      <text:p text:style-name="P53"/>
      <text:p text:style-name="P53">grouping ipv6-ext-community-attributes</text:p>
      <text:p text:style-name="P53"><text:s text:c="4"/>leaf list ipv6-ext-community type bct:bgp-ipv6-ext-community-type</text:p>
      <text:p text:style-name="P53"><text:s text:c="4"/>leaf list ipv6-ext-community-raw type string </text:p>
      <text:p text:style-name="P53"/>
      <text:p text:style-name="P53">grouping large-community-attributes</text:p>
      <text:p text:style-name="P53"><text:s text:c="4"/>leaf list large-community type bct:bgp-large-community-type</text:p>
      <text:p text:style-name="Standard"/>
      <text:p text:style-name="Standard">grouping bgp-adj-rib-in-post-route-annotations-state</text:p>
      <text:p text:style-name="Standard"><text:s text:c="4"/>leaf best-path type boolean <text:span text:style-name="T92">//</text:span><text:span text:style-name="T94">cant find in bird explicitly</text:span></text:p>
      <text:p text:style-name="Standard"/>
      <text:p text:style-name="Standard">grouping bgp-adj-rib-common-attr-refs //<text:span text:style-name="T92">"Definitions of common references to attribute sets for multiple AFI-SAFIs for Adj-RIB tables.";</text:span></text:p>
      <text:p text:style-name="Standard"><text:s text:c="4"/>leaf attr-index type leafref </text:p>
      <text:p text:style-name="Standard"><text:s text:c="4"/>leaf community-index type leafref </text:p>
      <text:p text:style-name="Standard"><text:s text:c="4"/>leaf ext-community-index type leafref </text:p>
      <text:p text:style-name="Standard"><text:s text:c="4"/>leaf large-community-index type leafref </text:p>
      <text:p text:style-name="Standard"/>
      <text:p text:style-name="Standard">grouping clear-routes <text:span text:style-name="T107">// "Action to clear BGP routes.";</text:span></text:p>
      <text:p text:style-name="Standard"><text:s text:c="4"/>container clear-routes</text:p>
      <text:p text:style-name="Standard"><text:s text:c="16"/>leaf clear-at type yang:date-and-time</text:p>
      <text:p text:style-name="Standard"><text:s text:c="16"/>leaf clear-finished-at type yang:date-and-time</text:p>
      <text:p text:style-name="Standard"/>
      <text:p text:style-name="Standard">grouping ipv4-adj-rib-common</text:p>
      <text:p text:style-name="Standard"><text:s text:c="4"/>container routes</text:p>
      <text:p text:style-name="Standard"><text:s text:c="8"/>list route(key "prefix path-id")</text:p>
      <text:p text:style-name="Standard"><text:s text:c="12"/>leaf prefix type inet:ipv4-prefix <text:span text:style-name="T16">//</text:span><text:span text:style-name="T29">rta word pref; or rte net *net; /* Network this RTE belongs to */</text:span></text:p>
      <text:p text:style-name="Standard"><text:s text:c="12"/>uses bgp-adj-rib-attr-state</text:p>
      <text:p text:style-name="Standard"><text:s text:c="12"/>uses bgp-adj-rib-common-attr-refs</text:p>
      <text:p text:style-name="Standard"><text:s text:c="12"/>uses bgp-common-route-annotations-state</text:p>
      <text:p text:style-name="Standard"><text:s text:c="12"/>uses bgp-unknown-attr-top</text:p>
      <text:p text:style-name="Standard"><text:s text:c="12"/>uses rib-ext-route-annotations</text:p>
      <text:p text:style-name="Standard"/>
      <text:p text:style-name="Standard">grouping ipv4-adj-rib-in-post</text:p>
      <text:p text:style-name="Standard"><text:s text:c="4"/>container routes</text:p>
      <text:p text:style-name="Standard"><text:s text:c="8"/>list route(key "prefix path-id")</text:p>
      <text:p text:style-name="P55"><text:s text:c="12"/>leaf prefix type inet:ipv4-prefix <text:span text:style-name="T16">//</text:span><text:span text:style-name="T29">rta word pref; or rte net *net; /* Network this RTE belongs to */</text:span></text:p>
      <text:p text:style-name="Standard"><text:s text:c="12"/>uses bgp-adj-rib-attr-state</text:p>
      <text:p text:style-name="Standard"><text:s text:c="12"/>uses bgp-adj-rib-common-attr-refs</text:p>
      <text:p text:style-name="Standard"><text:s text:c="12"/>uses bgp-common-route-annotations-state</text:p>
      <text:p text:style-name="Standard"><text:s text:c="12"/>uses bgp-adj-rib-in-post-route-annotations-state</text:p>
      <text:p text:style-name="Standard"><text:s text:c="12"/>uses bgp-unknown-attr-top</text:p>
      <text:p text:style-name="Standard"><text:s text:c="12"/>uses rib-ext-route-annotations</text:p>
      <text:p text:style-name="Standard"/>
      <text:p text:style-name="Standard">grouping ipv6-adj-rib-common</text:p>
      <text:p text:style-name="Standard"><text:s text:c="4"/>container routes</text:p>
      <text:p text:style-name="Standard"><text:s text:c="8"/>list route(key "prefix path-id")</text:p>
      <text:p text:style-name="P56"><text:s text:c="12"/>leaf prefix type inet:ipv6-prefix <text:span text:style-name="T16">//</text:span><text:span text:style-name="T29">rta word pref; or rte net *net; /* Network this RTE belongs to */</text:span></text:p>
      <text:p text:style-name="Standard"><text:s text:c="12"/>uses bgp-adj-rib-attr-state</text:p>
      <text:p text:style-name="Standard"><text:soft-page-break/><text:s text:c="12"/>uses bgp-adj-rib-common-attr-refs</text:p>
      <text:p text:style-name="Standard"><text:s text:c="12"/>uses bgp-common-route-annotations-state</text:p>
      <text:p text:style-name="Standard"><text:s text:c="12"/>uses bgp-unknown-attr-top</text:p>
      <text:p text:style-name="Standard"><text:s text:c="12"/>uses rib-ext-route-annotations</text:p>
      <text:p text:style-name="Standard"/>
      <text:p text:style-name="Standard">grouping ipv6-adj-rib-in-post</text:p>
      <text:p text:style-name="Standard"><text:s text:c="4"/>container routes</text:p>
      <text:p text:style-name="Standard"><text:s text:c="8"/>list route(key "prefix path-id")</text:p>
      <text:p text:style-name="P56"><text:s text:c="12"/>leaf prefix type inet:ipv6-prefix <text:span text:style-name="T16">//</text:span><text:span text:style-name="T29">rta word pref; or rte net *net; /* Network this RTE belongs to */</text:span></text:p>
      <text:p text:style-name="Standard"><text:s text:c="12"/>uses bgp-adj-rib-attr-state</text:p>
      <text:p text:style-name="Standard"><text:s text:c="12"/>uses bgp-adj-rib-common-attr-refs</text:p>
      <text:p text:style-name="Standard"><text:s text:c="12"/>uses bgp-common-route-annotations-state</text:p>
      <text:p text:style-name="Standard"><text:s text:c="12"/>uses bgp-adj-rib-in-post-route-annotations-state</text:p>
      <text:p text:style-name="Standard"><text:s text:c="12"/>uses bgp-unknown-attr-top</text:p>
      <text:p text:style-name="Standard"><text:s text:c="12"/>uses rib-ext-route-annotation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12pt" fo:language="cs" fo:country="CZ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cs" fo:country="CZ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09:43:14.346500104</meta:creation-date>
    <dc:date>2024-04-19T14:37:40.268773329</dc:date>
    <meta:editing-duration>PT1H15M46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3" meta:paragraph-count="571" meta:word-count="2766" meta:character-count="28865" meta:non-whitespace-character-count="21187"/>
  </office:meta>
</office:document-meta>
</file>